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150b13"/>
    </style:style>
    <style:style style:name="P2" style:family="paragraph" style:parent-style-name="Text_20_body">
      <style:text-properties officeooo:paragraph-rsid="00150b13"/>
    </style:style>
    <style:style style:name="P3" style:family="paragraph" style:parent-style-name="Text_20_body" style:list-style-name="L1">
      <loext:graphic-properties draw:fill="solid" draw:fill-color="#ffffdd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fffdd" fo:padding="0cm" fo:border="none"/>
      <style:text-properties officeooo:paragraph-rsid="00150b13"/>
    </style:style>
    <style:style style:name="P4" style:family="paragraph" style:parent-style-name="Text_20_body" style:list-style-name="L1">
      <loext:graphic-properties draw:fill="solid" draw:fill-color="#99ff99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99ff99" fo:padding="0cm" fo:border="none"/>
      <style:text-properties officeooo:paragraph-rsid="00150b13"/>
    </style:style>
    <style:style style:name="P5" style:family="paragraph" style:parent-style-name="Text_20_body" style:list-style-name="L1">
      <loext:graphic-properties draw:fill="solid" draw:fill-color="#99ff99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99ff99" fo:padding="0cm" fo:border="none"/>
      <style:text-properties fo:color="#777733" officeooo:paragraph-rsid="00150b13"/>
    </style:style>
    <style:style style:name="P6" style:family="paragraph" style:parent-style-name="Text_20_body" style:list-style-name="L1">
      <loext:graphic-properties draw:fill="solid" draw:fill-color="#ffffdd" draw:opacity="100%"/>
      <style:paragraph-properties fo:margin-top="0cm" fo:margin-bottom="0cm" loext:contextual-spacing="false" fo:line-height="100%" fo:orphans="2" fo:widows="2" fo:background-color="#ffffdd" fo:padding="0cm" fo:border="none"/>
      <style:text-properties officeooo:paragraph-rsid="00150b13"/>
    </style:style>
    <style:style style:name="P7" style:family="paragraph" style:parent-style-name="Text_20_body" style:list-style-name="L1">
      <loext:graphic-properties draw:fill="solid" draw:fill-color="#99ff99" draw:opacity="100%"/>
      <style:paragraph-properties fo:margin-top="0cm" fo:margin-bottom="0cm" loext:contextual-spacing="false" fo:line-height="100%" fo:orphans="2" fo:widows="2" fo:background-color="#99ff99" fo:padding="0cm" fo:border="none"/>
      <style:text-properties officeooo:paragraph-rsid="00150b13"/>
    </style:style>
    <style:style style:name="P8" style:family="paragraph" style:parent-style-name="Text_20_body">
      <loext:graphic-properties draw:fill="solid" draw:fill-color="#ffffdd" draw:opacity="100%"/>
      <style:paragraph-properties fo:margin-top="0cm" fo:margin-bottom="0cm" loext:contextual-spacing="false" fo:line-height="100%" fo:orphans="2" fo:widows="2" fo:background-color="#ffffdd" fo:padding="0cm" fo:border="none"/>
      <style:text-properties officeooo:paragraph-rsid="00150b13"/>
    </style:style>
    <style:style style:name="P9" style:family="paragraph" style:parent-style-name="Text_20_body" style:list-style-name="L1">
      <loext:graphic-properties draw:fill="solid" draw:fill-color="#ffffdd" draw:opacity="100%"/>
      <style:paragraph-properties fo:margin-top="0cm" fo:margin-bottom="0cm" loext:contextual-spacing="false" fo:line-height="100%" fo:orphans="2" fo:widows="2" fo:background-color="#ffffdd" fo:padding="0cm" fo:border="none"/>
      <style:text-properties fo:font-weight="bold" officeooo:paragraph-rsid="00150b13" loext:padding="0cm" loext:border="none"/>
    </style:style>
    <style:style style:name="P10" style:family="paragraph" style:parent-style-name="Standard">
      <style:text-properties fo:language="ru" fo:country="RU" officeooo:rsid="001fc2ff" officeooo:paragraph-rsid="00150b13"/>
    </style:style>
    <style:style style:name="P11" style:family="paragraph" style:parent-style-name="Standard">
      <style:text-properties fo:language="ru" fo:country="RU" officeooo:rsid="000d9e26" officeooo:paragraph-rsid="00150b13"/>
    </style:style>
    <style:style style:name="P12" style:family="paragraph" style:parent-style-name="Standard">
      <style:text-properties officeooo:paragraph-rsid="00150b13"/>
    </style:style>
    <style:style style:name="T1" style:family="text">
      <style:text-properties fo:language="ru" fo:country="RU" officeooo:rsid="0049be14"/>
    </style:style>
    <style:style style:name="T2" style:family="text">
      <style:text-properties fo:font-weight="bold" loext:padding="0cm" loext:border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weight="bold" loext:padding="0cm" loext:border="none"/>
    </style:style>
    <style:style style:name="T5" style:family="text">
      <style:text-properties fo:color="#777733"/>
    </style:style>
    <style:style style:name="T6" style:family="text">
      <style:text-properties fo:color="#777733" fo:font-weight="bold" loext:padding="0cm" loext:border="none"/>
    </style:style>
    <style:style style:name="T7" style:family="text">
      <style:text-properties fo:color="#777733" style:text-line-through-style="solid" style:text-line-through-type="single"/>
    </style:style>
    <style:style style:name="T8" style:family="text">
      <style:text-properties fo:color="#777733" style:text-line-through-style="solid" style:text-line-through-type="single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h text:style-name="P1" text:outline-level="3">Оглавление всех уроков.</text:h>
      <text:p text:style-name="P12"/>
      <text:p text:style-name="P12"/>
      <text:p text:style-name="P2"/>
      <text:list xml:id="list3548415864" text:style-name="L1">
        <text:list-item>
          <text:p text:style-name="P3"><text:bookmark text:name="nav"/><text:a xlink:type="simple" xlink:href="http://narodstream.ru/stm-urok-1-ustanovka-keil-μvision/" text:style-name="Internet_20_link" text:visited-style-name="Visited_20_Internet_20_Link"><text:span text:style-name="T4">Урок 1. Установка Keil μVision</text:span></text:a><text:span text:style-name="T3"> </text:span></text:p>
        </text:list-item>
        <text:list-item>
          <text:p text:style-name="P6"><text:a xlink:type="simple" xlink:href="http://narodstream.ru/stm-urok-2-begushhie-ogni/" text:style-name="Internet_20_link" text:visited-style-name="Visited_20_Internet_20_Link"><text:span text:style-name="T4">Урок 2. Бегущие огни</text:span></text:a><text:span text:style-name="T3"> </text:span></text:p>
        </text:list-item>
        <text:list-item>
          <text:p text:style-name="P6"><text:a xlink:type="simple" xlink:href="http://narodstream.ru/stm-urok-3-biblioteka-spl-podklyuchaem-knopku/" text:style-name="Internet_20_link" text:visited-style-name="Visited_20_Internet_20_Link"><text:span text:style-name="T4">Урок 3. Библиотека SPL. Подключаем кнопку</text:span></text:a><text:span text:style-name="T3"> </text:span></text:p>
        </text:list-item>
        <text:list-item>
          <text:p text:style-name="P6"><text:a xlink:type="simple" xlink:href="http://narodstream.ru/stm-urok-4-biblioteka-hal-stm32-cube-mx-svetodiody-i-knopka/" text:style-name="Internet_20_link" text:visited-style-name="Visited_20_Internet_20_Link"><text:span text:style-name="T4">Урок 4. Библиотека HAL. STM32 CUBE MX. Светодиоды и кнопка</text:span></text:a><text:span text:style-name="T3"> </text:span></text:p>
        </text:list-item>
        <text:list-item>
          <text:p text:style-name="P6"><text:a xlink:type="simple" xlink:href="http://narodstream.ru/stm-urok-5-biblioteka-hal-stm32-cube-mx-tajmery/" text:style-name="Internet_20_link" text:visited-style-name="Visited_20_Internet_20_Link"><text:span text:style-name="T4">Урок 5. Библиотека HAL. STM32 CUBE MX. Таймеры</text:span></text:a><text:span text:style-name="T3"> </text:span></text:p>
        </text:list-item>
        <text:list-item>
          <text:p text:style-name="P6"><text:a xlink:type="simple" xlink:href="http://narodstream.ru/stm-urok-6-biblioteka-hal-lcd-20x4-4-bitnyj-rezhim/" text:style-name="Internet_20_link" text:visited-style-name="Visited_20_Internet_20_Link"><text:span text:style-name="T2">Урок 6. Библиотека HAL. LCD 20×4. 4-битный режим</text:span></text:a> </text:p>
        </text:list-item>
        <text:list-item>
          <text:p text:style-name="P6"><text:a xlink:type="simple" xlink:href="http://narodstream.ru/stm-urok-7-biblioteka-hal-lcd-20x4-4-bitnyj-rezhim-vivodim-informaciju/" text:style-name="Internet_20_link" text:visited-style-name="Visited_20_Internet_20_Link"><text:span text:style-name="T2">Урок 7. HAL. LCD 20×4. 4-битный режим. Выводим информацию</text:span></text:a> </text:p>
        </text:list-item>
        <text:list-item>
          <text:p text:style-name="P6"><text:a xlink:type="simple" xlink:href="http://narodstream.ru/stm-urok-8-hal-i2c-podklyuchaem-chasy-realnogo-vremeni-ds3231/" text:style-name="Internet_20_link" text:visited-style-name="Visited_20_Internet_20_Link"><text:span text:style-name="T4">Урок 8. HAL. Шина I2C. Подключаем микросхему RTC DS3231</text:span></text:a><text:span text:style-name="T3"> </text:span></text:p>
        </text:list-item>
        <text:list-item>
          <text:p text:style-name="P6"><text:a xlink:type="simple" xlink:href="http://narodstream.ru/stm-urok-9-hal-shina-i2c-prodolzhaem-rabotu-s-ds3231/" text:style-name="Internet_20_link" text:visited-style-name="Visited_20_Internet_20_Link"><text:span text:style-name="T4">Урок 9. HAL. Шина I2C. Продолжаем работу с DS3231</text:span></text:a> </text:p>
        </text:list-item>
        <text:list-item>
          <text:p text:style-name="P6"><text:a xlink:type="simple" xlink:href="http://narodstream.ru/stm-urok-10-hal-izuchaem-pwm-shim-migaem-svetodiodami-plavno/" text:style-name="Internet_20_link" text:visited-style-name="Visited_20_Internet_20_Link"><text:span text:style-name="T4">Урок 10. HAL. Изучаем PWM (ШИМ). Мигаем светодиодами плавно</text:span></text:a><text:span text:style-name="T3"> </text:span></text:p>
        </text:list-item>
        <text:list-item>
          <text:p text:style-name="P6"><text:a xlink:type="simple" xlink:href="http://narodstream.ru/stm-urok-11-hal-staticheskaya-indikaciya/" text:style-name="Internet_20_link" text:visited-style-name="Visited_20_Internet_20_Link"><text:span text:style-name="T4">Урок 11. HAL. Статическая индикация</text:span></text:a><text:span text:style-name="T3"> </text:span></text:p>
        </text:list-item>
        <text:list-item>
          <text:p text:style-name="P6"><text:a xlink:type="simple" xlink:href="http://narodstream.ru/stm-urok-12-hal-dinamicheskaya-indikaciya/" text:style-name="Internet_20_link" text:visited-style-name="Visited_20_Internet_20_Link"><text:span text:style-name="T2">Урок 12. HAL. Динамическая индикация</text:span></text:a> </text:p>
        </text:list-item>
        <text:list-item>
          <text:p text:style-name="P6"><text:a xlink:type="simple" xlink:href="http://narodstream.ru/stm-urok-13-hal-usart-peredacha-dannyx/" text:style-name="Internet_20_link" text:visited-style-name="Visited_20_Internet_20_Link"><text:span text:style-name="T2">Урок 13. HAL. USART. Передача данных</text:span></text:a> </text:p>
        </text:list-item>
        <text:list-item>
          <text:p text:style-name="P6"><text:a xlink:type="simple" xlink:href="http://narodstream.ru/stm-urok-14-hal-usart-priem-dannyx/" text:style-name="Internet_20_link" text:visited-style-name="Visited_20_Internet_20_Link"><text:span text:style-name="T2">Урок 14. HAL. USART. Прием данных</text:span></text:a> </text:p>
        </text:list-item>
        <text:list-item>
          <text:p text:style-name="P6"><text:a xlink:type="simple" xlink:href="http://narodstream.ru/stm-urok-15-hal-usart-dma/" text:style-name="Internet_20_link" text:visited-style-name="Visited_20_Internet_20_Link"><text:span text:style-name="T2">Урок 15. HAL. USART. DMA</text:span></text:a> </text:p>
        </text:list-item>
        <text:list-item>
          <text:p text:style-name="P6"><text:a xlink:type="simple" xlink:href="http://narodstream.ru/stm-urok-16-hal-adc-regular-channel/" text:style-name="Internet_20_link" text:visited-style-name="Visited_20_Internet_20_Link"><text:span text:style-name="T4">Урок 16. HAL. ADC. Regular Channel</text:span></text:a><text:span text:style-name="T3"> </text:span></text:p>
        </text:list-item>
        <text:list-item>
          <text:p text:style-name="P6"><text:a xlink:type="simple" xlink:href="http://narodstream.ru/stm-urok-17-hal-adc-regular-channel-interrupt/" text:style-name="Internet_20_link" text:visited-style-name="Visited_20_Internet_20_Link"><text:span text:style-name="T4">Урок 17. HAL. ADC. Regular Channel. Interrupt</text:span></text:a><text:span text:style-name="T3"> </text:span></text:p>
        </text:list-item>
        <text:list-item>
          <text:p text:style-name="P6"><text:a xlink:type="simple" xlink:href="http://narodstream.ru/stm-urok-18-hal-adc-regular-channel-dma/" text:style-name="Internet_20_link" text:visited-style-name="Visited_20_Internet_20_Link"><text:span text:style-name="T4">Урок 18. HAL. ADC. Regular Channel. DMA</text:span></text:a><text:span text:style-name="T3"> </text:span></text:p>
        </text:list-item>
        <text:list-item>
          <text:p text:style-name="P6"><text:a xlink:type="simple" xlink:href="http://narodstream.ru/stm-urok-19-hal-adc-injected-channel/" text:style-name="Internet_20_link" text:visited-style-name="Visited_20_Internet_20_Link"><text:span text:style-name="T4">Урок 19. HAL. ADC Injected Channel</text:span></text:a><text:span text:style-name="T3"> </text:span></text:p>
        </text:list-item>
        <text:list-item>
          <text:p text:style-name="P6"><text:a xlink:type="simple" xlink:href="http://narodstream.ru/stm-urok-20-hal-adc-injected-channel-interrupt/" text:style-name="Internet_20_link" text:visited-style-name="Visited_20_Internet_20_Link"><text:span text:style-name="T4">Урок 20. HAL. ADC. Injected Channel. Interrupt</text:span></text:a><text:span text:style-name="T3"> </text:span></text:p>
        </text:list-item>
        <text:list-item>
          <text:p text:style-name="P6"><text:a xlink:type="simple" xlink:href="http://narodstream.ru/stm-urok-21-hal-adc-regular-channel-trigger/" text:style-name="Internet_20_link" text:visited-style-name="Visited_20_Internet_20_Link"><text:span text:style-name="T4">Урок 21. HAL. ADC. Regular Channel. Trigger</text:span></text:a><text:span text:style-name="T3"> </text:span></text:p>
        </text:list-item>
        <text:list-item>
          <text:p text:style-name="P6"><text:a xlink:type="simple" xlink:href="http://narodstream.ru/stm-urok-22-hal-i2c-i2c-to-lcd2004/" text:style-name="Internet_20_link" text:visited-style-name="Visited_20_Internet_20_Link"><text:span text:style-name="T2">Урок 22. HAL. I2C. I2C to LCD2004</text:span></text:a> </text:p>
        </text:list-item>
        <text:list-item>
          <text:p text:style-name="P6"><text:a xlink:type="simple" xlink:href="http://narodstream.ru/stm-urok-23-hal-spi-sdvigovyj-registr-74hc595/" text:style-name="Internet_20_link" text:visited-style-name="Visited_20_Internet_20_Link"><text:span text:style-name="T2">Урок 23. HAL. SPI. Сдвиговый регистр 74HC595</text:span></text:a> </text:p>
        </text:list-item>
        <text:list-item>
          <text:p text:style-name="P6"><text:a xlink:type="simple" xlink:href="http://narodstream.ru/stm-urok-24-hal-spi-led-staticheskaya-indikaciya/" text:style-name="Internet_20_link" text:visited-style-name="Visited_20_Internet_20_Link"><text:span text:style-name="T2">Урок 24. HAL. SPI. LED Статическая индикация</text:span></text:a> </text:p>
        </text:list-item>
        <text:list-item>
          <text:p text:style-name="P6"><text:a xlink:type="simple" xlink:href="http://narodstream.ru/stm-urok-25-hal-spi-led-dinamicheskaya-indikaciya/" text:style-name="Internet_20_link" text:visited-style-name="Visited_20_Internet_20_Link"><text:span text:style-name="T2">Урок 25. HAL. SPI. LED Динамическая индикация</text:span></text:a> </text:p>
        </text:list-item>
        <text:list-item>
          <text:p text:style-name="P6"><text:a xlink:type="simple" xlink:href="http://narodstream.ru/stm-urok-26-hal-spi-drajver-indikatora-max7219/" text:style-name="Internet_20_link" text:visited-style-name="Visited_20_Internet_20_Link"><text:span text:style-name="T2">Урок 26. HAL. SPI. Драйвер индикатора MAX7219</text:span></text:a> </text:p>
        </text:list-item>
        <text:list-item>
          <text:p text:style-name="P6"><text:a xlink:type="simple" xlink:href="http://narodstream.ru/stm-urok-27-hal-dac/" text:style-name="Internet_20_link" text:visited-style-name="Visited_20_Internet_20_Link"><text:span text:style-name="T2">Урок 27. HAL. DAC</text:span></text:a> </text:p>
        </text:list-item>
        <text:list-item>
          <text:p text:style-name="P6"><text:a xlink:type="simple" xlink:href="http://narodstream.ru/stm-urok-28-hal-dac-triangle/" text:style-name="Internet_20_link" text:visited-style-name="Visited_20_Internet_20_Link"><text:span text:style-name="T2">Урок 28. HAL. DAC. Triangle</text:span></text:a> </text:p>
        </text:list-item>
        <text:list-item>
          <text:p text:style-name="P6"><text:a xlink:type="simple" xlink:href="http://narodstream.ru/stm-urok-29-hal-dac-triangle-dma/" text:style-name="Internet_20_link" text:visited-style-name="Visited_20_Internet_20_Link"><text:span text:style-name="T2">Урок 29. HAL. DAC. Triangle. DMA</text:span></text:a> </text:p>
        </text:list-item>
        <text:list-item>
          <text:p text:style-name="P6"><text:a xlink:type="simple" xlink:href="http://narodstream.ru/stm-urok-30-hal-dac-sinus-dma/" text:style-name="Internet_20_link" text:visited-style-name="Visited_20_Internet_20_Link"><text:span text:style-name="T2">Урок 30. HAL. DAC. Sinus. DMA</text:span></text:a> </text:p>
        </text:list-item>
        <text:list-item>
          <text:p text:style-name="P6"><text:a xlink:type="simple" xlink:href="http://narodstream.ru/stm-urok-31-dac-noise/" text:style-name="Internet_20_link" text:visited-style-name="Visited_20_Internet_20_Link"><text:span text:style-name="T2">Урок 31. HAL. DAC. Noise</text:span></text:a> </text:p>
        </text:list-item>
        <text:list-item>
          <text:p text:style-name="P6"><text:a xlink:type="simple" xlink:href="http://narodstream.ru/stm-urok-32-hal-dac-noise-rng/" text:style-name="Internet_20_link" text:visited-style-name="Visited_20_Internet_20_Link"><text:span text:style-name="T2">Урок 32. HAL. DAC. Noise. RNG</text:span></text:a> </text:p>
        </text:list-item>
        <text:list-item>
          <text:p text:style-name="P6"><text:a xlink:type="simple" xlink:href="http://narodstream.ru/stm-urok-33-hal-usb-virtual-com-port/" text:style-name="Internet_20_link" text:visited-style-name="Visited_20_Internet_20_Link"><text:span text:style-name="T4">Урок 33. HAL. USB. Virtual Com Port</text:span></text:a><text:span text:style-name="T3"> </text:span></text:p>
        </text:list-item>
        <text:list-item>
          <text:p text:style-name="P6"><text:a xlink:type="simple" xlink:href="http://narodstream.ru/stm-urok-34-hal-usb-hid/" text:style-name="Internet_20_link" text:visited-style-name="Visited_20_Internet_20_Link"><text:span text:style-name="T4">Урок 34. HAL. USB. HID</text:span></text:a><text:span text:style-name="T3"> </text:span></text:p>
        </text:list-item>
        <text:list-item>
          <text:p text:style-name="P6"><text:a xlink:type="simple" xlink:href="http://narodstream.ru/stm-urok-35-hal-usb-custom-hid/" text:style-name="Internet_20_link" text:visited-style-name="Visited_20_Internet_20_Link"><text:span text:style-name="T2">Урок 35. HAL. USB. Custom HID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4">Урок 36. HAL. USB. Host. Mass Storage Class</text:span></text:a></text:p>
          <text:list>
            <text:list-item>
              <text:p text:style-name="P4"><text:bookmark text:name="subnav"/><text:a xlink:type="simple" xlink:href="http://narodstream.ru/stm-urok-36-usb-host-mass-storage-class-chast-1/" text:style-name="Internet_20_link" text:visited-style-name="Visited_20_Internet_20_Link"><text:span text:style-name="T8">Часть 1</text:span></text:a><text:span text:style-name="T7"> </text:span></text:p>
            </text:list-item>
            <text:list-item>
              <text:p text:style-name="P7"><text:a xlink:type="simple" xlink:href="http://narodstream.ru/stm-urok-36-usb-host-mass-storage-class-chast-2/" text:style-name="Internet_20_link" text:visited-style-name="Visited_20_Internet_20_Link"><text:span text:style-name="T8">Часть 2</text:span></text:a><text:span text:style-name="T7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37. Подключаем дисплей TFT 240×320 на контроллере ILI 9341 с шиной 8bit</text:span></text:a></text:p>
          <text:list>
            <text:list-item>
              <text:p text:style-name="P4"><text:bookmark text:name="subnav1"/><text:soft-page-break/><text:a xlink:type="simple" xlink:href="http://narodstream.ru/stm-urok-37-displej-tft-240x320-8bi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5/" text:style-name="Internet_20_link" text:visited-style-name="Visited_20_Internet_20_Link"><text:span text:style-name="T6">Часть 5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6/" text:style-name="Internet_20_link" text:visited-style-name="Visited_20_Internet_20_Link"><text:span text:style-name="T6">Часть 6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7/" text:style-name="Internet_20_link" text:visited-style-name="Visited_20_Internet_20_Link"><text:span text:style-name="T6">Часть 7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8/" text:style-name="Internet_20_link" text:visited-style-name="Visited_20_Internet_20_Link"><text:span text:style-name="T6">Часть 8</text:span></text:a><text:span text:style-name="T5"> </text:span></text:p>
            </text:list-item>
            <text:list-item>
              <text:p text:style-name="P7"><text:a xlink:type="simple" xlink:href="http://narodstream.ru/stm-urok-37-displej-tft-240x320-8bit-chast-9/" text:style-name="Internet_20_link" text:visited-style-name="Visited_20_Internet_20_Link"><text:span text:style-name="T6">Часть 9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38-plata-nucleo-stm32f401re-i-ocenochnye-platy/" text:style-name="Internet_20_link" text:visited-style-name="Visited_20_Internet_20_Link"><text:span text:style-name="T2">Урок 38. Плата NUCLEO STM32F401RE и оценочные платы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39. Подключаем акселерометр LSM303DLHC</text:span></text:a></text:p>
          <text:list>
            <text:list-item>
              <text:p text:style-name="P4"><text:bookmark text:name="subnav2"/><text:a xlink:type="simple" xlink:href="http://narodstream.ru/stm-urok-39-podklyuchaem-akselerometr-lsm303dlh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39-podklyuchaem-akselerometr-lsm303dlhc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39-podklyuchaem-akselerometr-lsm303dlhc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39-podklyuchaem-akselerometr-lsm303dlhc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39-podklyuchaem-akselerometr-lsm303dlhc-chast-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40-znakomstvo-s-platoj-nucleo-stm32f767zi/" text:style-name="Internet_20_link" text:visited-style-name="Visited_20_Internet_20_Link"><text:span text:style-name="T2">Урок 40. Знакомство с платой NUCLEO STM32F767ZI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1. Подключаем акселерометр LIS3DSH</text:span></text:a></text:p>
          <text:list>
            <text:list-item>
              <text:p text:style-name="P4"><text:bookmark text:name="subnav3"/><text:a xlink:type="simple" xlink:href="http://narodstream.ru/stm-urok-41-podklyuchaem-akselerometr-lis3dsh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1-podklyuchaem-akselerometr-lis3dsh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41-podklyuchaem-akselerometr-lis3dsh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41-podklyuchaem-akselerometr-lis3dsh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2. Подключаем акселерометр LSM6DS0</text:span></text:a></text:p>
          <text:list>
            <text:list-item>
              <text:p text:style-name="P4"><text:bookmark text:name="subnav4"/><text:a xlink:type="simple" xlink:href="http://narodstream.ru/stm-urok-42-podklyuchaem-akselerometr-lsm6ds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2-podklyuchaem-akselerometr-lsm6ds0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3. Подключаем акселерометр LSM6DS3</text:span></text:a></text:p>
          <text:list>
            <text:list-item>
              <text:p text:style-name="P4"><text:bookmark text:name="subnav5"/><text:a xlink:type="simple" xlink:href="http://narodstream.ru/stm-urok-43-podklyuchaem-akselerometr-lsm6ds3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3-podklyuchaem-akselerometr-lsm6ds3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44-sdio-fatfs/" text:style-name="Internet_20_link" text:visited-style-name="Visited_20_Internet_20_Link"><text:span text:style-name="T4">Урок 44. SDIO. FATFS</text:span></text:a><text:span text:style-name="T3"> </text:span>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5. Подключаем гироскоп LSM6DS0</text:span></text:a></text:p>
          <text:list>
            <text:list-item>
              <text:p text:style-name="P4"><text:bookmark text:name="subnav6"/><text:a xlink:type="simple" xlink:href="http://narodstream.ru/stm-urok-45-podklyuchaem-giroskop-lsm6ds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5-podklyuchaem-giroskop-lsm6ds0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6. I2S AUDIO</text:span></text:a></text:p>
          <text:list>
            <text:list-item>
              <text:p text:style-name="P4"><text:bookmark text:name="subnav7"/><text:a xlink:type="simple" xlink:href="http://narodstream.ru/stm-urok-46-i2s-au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6-i2s-audio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46-i2s-audio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46-i2s-audio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46-i2s-audio-chast-5/" text:style-name="Internet_20_link" text:visited-style-name="Visited_20_Internet_20_Link"><text:span text:style-name="T6">Часть 5</text:span></text:a><text:span text:style-name="T5"> </text:span></text:p>
            </text:list-item>
            <text:list-item>
              <text:p text:style-name="P7"><text:a xlink:type="simple" xlink:href="http://narodstream.ru/stm-urok-46-i2s-audio-chast-6/" text:style-name="Internet_20_link" text:visited-style-name="Visited_20_Internet_20_Link"><text:span text:style-name="T6">Часть 6</text:span></text:a><text:span text:style-name="T5"> </text:span></text:p>
            </text:list-item>
            <text:list-item>
              <text:p text:style-name="P7"><text:a xlink:type="simple" xlink:href="http://narodstream.ru/stm-urok-46-i2s-audio-chast-7/" text:style-name="Internet_20_link" text:visited-style-name="Visited_20_Internet_20_Link"><text:span text:style-name="T6">Часть 7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7. Подключаем гироскоп LSM6DS3</text:span></text:a></text:p>
          <text:list>
            <text:list-item>
              <text:p text:style-name="P4"><text:bookmark text:name="subnav8"/><text:a xlink:type="simple" xlink:href="http://narodstream.ru/stm-urok-47-podklyuchaem-giroskop-lsm6ds3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7-podklyuchaem-giroskop-lsm6ds3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8. USB DEVICE AUDIO</text:span></text:a></text:p>
          <text:list>
            <text:list-item>
              <text:p text:style-name="P4"><text:bookmark text:name="subnav9"/><text:a xlink:type="simple" xlink:href="http://narodstream.ru/stm-urok-48-usb-device-au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8-usb-device-audio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48-usb-device-audio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9. HAL. Магнитометр LSM303DLHC</text:span></text:a></text:p>
          <text:list>
            <text:list-item>
              <text:p text:style-name="P4"><text:bookmark text:name="subnav10"/><text:a xlink:type="simple" xlink:href="http://narodstream.ru/stm-urok-49-hal-magnitometr-lsm303dlh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9-hal-magnitometr-lsm303dlhc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50-ustanavlivaem-system-workbench-for-stm32/" text:style-name="Internet_20_link" text:visited-style-name="Visited_20_Internet_20_Link"><text:span text:style-name="T2">Урок 50. Устанавливаем System Workbench for STM32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1. Подключаем магнитометр LIS3MDL</text:span></text:a></text:p>
          <text:list>
            <text:list-item>
              <text:p text:style-name="P4"><text:bookmark text:name="subnav11"/><text:soft-page-break/><text:a xlink:type="simple" xlink:href="http://narodstream.ru/urok-51-podkljuchaem-magnitometr-lis3mdl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urok-51-podkljuchaem-magnitometr-lis3mdl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urok-51-podkljuchaem-magnitometr-lis3mdl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2. Датчик давления LPS25HB</text:span></text:a></text:p>
          <text:list>
            <text:list-item>
              <text:p text:style-name="P4"><text:bookmark text:name="subnav12"/><text:a xlink:type="simple" xlink:href="http://narodstream.ru/stm-urok-52-datchik-davlenija-lps25hb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2-datchik-davlenija-lps25hb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52-datchik-davlenija-lps25hb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52-datchik-davlenija-lps25hb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53-system-workbench-sozdajom-novyj-proekt/" text:style-name="Internet_20_link" text:visited-style-name="Visited_20_Internet_20_Link"><text:span text:style-name="T2">Урок 53. System Workbench. Создаём новый проект</text:span></text:a> </text:p>
        </text:list-item>
        <text:list-item>
          <text:p text:style-name="P6"><text:a xlink:type="simple" xlink:href="http://narodstream.ru/stm-urok-54-system-workbench-free-rtos/" text:style-name="Internet_20_link" text:visited-style-name="Visited_20_Internet_20_Link"><text:span text:style-name="T2">Урок 54. System Workbench. FreeRTOS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5. Подключаем датчик влажности HTS221</text:span></text:a></text:p>
          <text:list>
            <text:list-item>
              <text:p text:style-name="P4"><text:bookmark text:name="subnav13"/><text:a xlink:type="simple" xlink:href="http://narodstream.ru/stm-urok-55-datchik-vlazhnosti-hts221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5-datchik-vlazhnosti-hts221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6. System Workbench. Подключаем библиотеку BSP</text:span></text:a></text:p>
          <text:list>
            <text:list-item>
              <text:p text:style-name="P4"><text:bookmark text:name="subnav14"/><text:a xlink:type="simple" xlink:href="http://narodstream.ru/stm-urok-56-system-workbench-podkljuchaem-biblioteku-bs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6-system-workbench-podkljuchaem-biblioteku-bsp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7. Wi-Fi. SPWF01SA11. Команды</text:span></text:a></text:p>
          <text:list>
            <text:list-item>
              <text:p text:style-name="P4"><text:bookmark text:name="subnav15"/><text:a xlink:type="simple" xlink:href="http://narodstream.ru/stm-urok-57-wi-fi-spwf01sa11-komand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7-wi-fi-spwf01sa11-komandy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57-wi-fi-spwf01sa11-komandy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8. System Workbench. LCD. SDIO</text:span></text:a></text:p>
          <text:list>
            <text:list-item>
              <text:p text:style-name="P4"><text:bookmark text:name="subnav16"/><text:a xlink:type="simple" xlink:href="http://narodstream.ru/stm-urok-58-system-workbench-lcd-s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8-system-workbench-lcd-sdio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59-modul-lcd-16x2-s-knopkami/" text:style-name="Internet_20_link" text:visited-style-name="Visited_20_Internet_20_Link"><text:span text:style-name="T2">Урок 59. Модуль LCD 16×2 с кнопками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0. F769I-DISCO. WB. LCD. SDIO</text:span></text:a></text:p>
          <text:list>
            <text:list-item>
              <text:p text:style-name="P4"><text:bookmark text:name="subnav17"/><text:a xlink:type="simple" xlink:href="http://narodstream.ru/stm-urok-60-f769i-wb-lcd-s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0-f769i-wb-lcd-sdio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1. Модуль LCD 16×2. Работаем с кнопками</text:span></text:a></text:p>
          <text:list>
            <text:list-item>
              <text:p text:style-name="P4"><text:bookmark text:name="subnav18"/><text:a xlink:type="simple" xlink:href="http://narodstream.ru/stm-urok-61-modul-lcd-16x2-rabotaem-s-knopkam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1-modul-lcd-16x2-rabotaem-s-knopkami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1-modul-lcd-16x2-rabotaem-s-knopkami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2. FMC SDRAM</text:span></text:a></text:p>
          <text:list>
            <text:list-item>
              <text:p text:style-name="P4"><text:bookmark text:name="subnav19"/><text:a xlink:type="simple" xlink:href="http://narodstream.ru/stm-urok-62-fmc-sdra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2-fmc-sdram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2-fmc-sdram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2-fmc-sdram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3. Модуль LCD 16×2. МЕНЮ</text:span></text:a></text:p>
          <text:list>
            <text:list-item>
              <text:p text:style-name="P4"><text:bookmark text:name="subnav20"/><text:a xlink:type="simple" xlink:href="http://narodstream.ru/stm-urok-63-modul-lcd-16x2-menyu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3-modul-lcd-16x2-menyu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3-modul-lcd-16x2-menyu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4. HAL. LTDC</text:span></text:a></text:p>
          <text:list>
            <text:list-item>
              <text:p text:style-name="P4"><text:bookmark text:name="subnav21"/><text:a xlink:type="simple" xlink:href="http://narodstream.ru/stm-urok-64-hal-ltd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4-hal-ltdc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4-hal-ltdc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5. Операционный усилитель TSZ124IPT</text:span></text:a></text:p>
          <text:list>
            <text:list-item>
              <text:p text:style-name="P4"><text:bookmark text:name="subnav22"/><text:a xlink:type="simple" xlink:href="http://narodstream.ru/stm-urok-65-podklyuchaem-operacionnyj-usilitel-tsz124ip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5-podklyuchaem-operacionnyj-usilitel-tsz124ip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5-podklyuchaem-operacionnyj-usilitel-tsz124ipt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5-podklyuchaem-operacionnyj-usilitel-tsz124ipt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6. HAL. LTDC. SDRAM</text:span></text:a></text:p>
          <text:list>
            <text:list-item>
              <text:p text:style-name="P4"><text:bookmark text:name="subnav23"/><text:a xlink:type="simple" xlink:href="http://narodstream.ru/stm-urok-66-hal-ltdc-sdra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6-hal-ltdc-sdram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soft-page-break/><text:a xlink:type="simple" xlink:href="http://narodstream.ru/programmirovanie-mk-stm32/#!" text:style-name="Internet_20_link" text:visited-style-name="Visited_20_Internet_20_Link"><text:span text:style-name="T2">Урок 67. HAL. LTDC. BMP</text:span></text:a></text:p>
          <text:list>
            <text:list-item>
              <text:p text:style-name="P4"><text:bookmark text:name="subnav24"/><text:a xlink:type="simple" xlink:href="http://narodstream.ru/stm-urok-67-hal-ltdc-bm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7-hal-ltdc-bmp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8. HAL. LAN. ENC28J60</text:span></text:a></text:p>
          <text:list>
            <text:list-item>
              <text:p text:style-name="P4"><text:bookmark text:name="subnav25"/><text:a xlink:type="simple" xlink:href="http://narodstream.ru/stm-urok-68-lan-enc28j6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8-lan-enc28j60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8-lan-enc28j60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8-lan-enc28j60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68-lan-enc28j60-chast-5/" text:style-name="Internet_20_link" text:visited-style-name="Visited_20_Internet_20_Link"><text:span text:style-name="T6">Часть 5</text:span></text:a><text:span text:style-name="T5"> </text:span></text:p>
            </text:list-item>
            <text:list-item>
              <text:p text:style-name="P7"><text:a xlink:type="simple" xlink:href="http://narodstream.ru/stm-urok-68-lan-enc28j60-chast-6/" text:style-name="Internet_20_link" text:visited-style-name="Visited_20_Internet_20_Link"><text:span text:style-name="T6">Часть 6</text:span></text:a><text:span text:style-name="T5"> </text:span></text:p>
            </text:list-item>
            <text:list-item>
              <text:p text:style-name="P7"><text:a xlink:type="simple" xlink:href="http://narodstream.ru/stm-urok-68-lan-enc28j60-chast-7/" text:style-name="Internet_20_link" text:visited-style-name="Visited_20_Internet_20_Link"><text:span text:style-name="T6">Часть 7</text:span></text:a><text:span text:style-name="T5"> </text:span></text:p>
            </text:list-item>
            <text:list-item>
              <text:p text:style-name="P7"><text:a xlink:type="simple" xlink:href="http://narodstream.ru/stm-urok-68-lan-enc28j60-chast-8/" text:style-name="Internet_20_link" text:visited-style-name="Visited_20_Internet_20_Link"><text:span text:style-name="T6">Часть 8</text:span></text:a><text:span text:style-name="T5"> </text:span></text:p>
            </text:list-item>
            <text:list-item>
              <text:p text:style-name="P7"><text:a xlink:type="simple" xlink:href="http://narodstream.ru/stm-urok-68-lan-enc28j60-chast-9/" text:style-name="Internet_20_link" text:visited-style-name="Visited_20_Internet_20_Link"><text:span text:style-name="T6">Часть 9</text:span></text:a><text:span text:style-name="T5"> </text:span></text:p>
            </text:list-item>
            <text:list-item>
              <text:p text:style-name="P7"><text:a xlink:type="simple" xlink:href="http://narodstream.ru/stm-urok-68-lan-enc28j60-chast-10/" text:style-name="Internet_20_link" text:visited-style-name="Visited_20_Internet_20_Link"><text:span text:style-name="T6">Часть 10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9. HAL. LTDC. DMA2D</text:span></text:a></text:p>
          <text:list>
            <text:list-item>
              <text:p text:style-name="P4"><text:bookmark text:name="subnav26"/><text:a xlink:type="simple" xlink:href="http://narodstream.ru/stm-urok-69-hal-ltdc-dma2d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9-hal-ltdc-dma2d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9-hal-ltdc-dma2d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0. HAL. LTDC. Вывод текста на дисплей</text:span></text:a></text:p>
          <text:list>
            <text:list-item>
              <text:p text:style-name="P4"><text:bookmark text:name="subnav27"/><text:a xlink:type="simple" xlink:href="http://narodstream.ru/stm-urok-70-hal-ltdc-vyvod-tekst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70-hal-ltdc-vyvod-tekst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1. LAN. ENC28J60. ARP</text:span></text:a></text:p>
          <text:list>
            <text:list-item>
              <text:p text:style-name="P4"><text:bookmark text:name="subnav28"/><text:a xlink:type="simple" xlink:href="http://narodstream.ru/stm-urok-68-lan-enc28j60-ar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8-lan-enc28j60-arp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8-lan-enc28j60-arp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8-lan-enc28j60-arp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2. Touch panel FT5336</text:span></text:a></text:p>
          <text:list>
            <text:list-item>
              <text:p text:style-name="P4"><text:bookmark text:name="subnav29"/><text:a xlink:type="simple" xlink:href="http://narodstream.ru/stm-urok-72-touch-panel-ft5336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72-touch-panel-ft5336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72-touch-panel-ft5336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72-touch-panel-ft5336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3. HAL. LTDC. EmWin. Подключение библиотеки</text:span></text:a></text:p>
          <text:list>
            <text:list-item>
              <text:p text:style-name="P4"><text:bookmark text:name="subnav30"/><text:a xlink:type="simple" xlink:href="http://narodstream.ru/stm-urok-73-hal-ltdc-emwin-podklyuchenie-bibliotek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73-hal-ltdc-emwin-podklyuchenie-biblioteki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73-hal-ltdc-emwin-podklyuchenie-biblioteki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74-hal-exti-ili-vneshnie-preryvaniya/" text:style-name="Internet_20_link" text:visited-style-name="Visited_20_Internet_20_Link"><text:span text:style-name="T2">Урок 74. EXTI или внешние прерывания</text:span></text:a> </text:p>
        </text:list-item>
        <text:list-item>
          <text:p text:style-name="P6"><text:a xlink:type="simple" xlink:href="http://narodstream.ru/stm-urok-75-hal-ltdc-emwin-bmp-multiple-buffering/" text:style-name="Internet_20_link" text:visited-style-name="Visited_20_Internet_20_Link"><text:span text:style-name="T2">Урок 75. LTDC. EmWin. BMP. Multiple Buffering</text:span></text:a> </text:p>
        </text:list-item>
        <text:list-item>
          <text:p text:style-name="P6"><text:a xlink:type="simple" xlink:href="http://narodstream.ru/stm-urok-76-hal-ltdc-emwin-multilayer-transparency/" text:style-name="Internet_20_link" text:visited-style-name="Visited_20_Internet_20_Link"><text:span text:style-name="T2">Урок 76. HAL. LTDC. EmWin. MultiLayer. Transparency</text:span></text:a> </text:p>
        </text:list-item>
        <text:list-item>
          <text:p text:style-name="P6"><text:a xlink:type="simple" xlink:href="http://narodstream.ru/stm_urok-77_lan_enc28j60_podkljuchaem_vneshnie_preryvanija_exti/" text:style-name="Internet_20_link" text:visited-style-name="Visited_20_Internet_20_Link"><text:span text:style-name="T2">Урок 77. LAN. ENC28J60. Внешние прерывания (EXTI)</text:span></text:a> </text:p>
        </text:list-item>
        <text:list-item>
          <text:p text:style-name="P6"><text:a xlink:type="simple" xlink:href="http://narodstream.ru/stm-urok-78-hal-ltdc-emwin-window-manager/" text:style-name="Internet_20_link" text:visited-style-name="Visited_20_Internet_20_Link"><text:span text:style-name="T2">Урок 78. HAL. LTDC. EmWin. Window Manager</text:span></text:a> </text:p>
        </text:list-item>
        <text:list-item>
          <text:p text:style-name="P6"><text:a xlink:type="simple" xlink:href="http://narodstream.ru/stm-urok-79-hal-ltdc-emwin-podklyuchaem-akselerometr-lsm6ds0/" text:style-name="Internet_20_link" text:visited-style-name="Visited_20_Internet_20_Link"><text:span text:style-name="T2">Урок 79. HAL. LTDC. EmWin. Подключаем акселерометр LSM6DS0</text:span></text:a> </text:p>
        </text:list-item>
        <text:list-item>
          <text:p text:style-name="P6"><text:a xlink:type="simple" xlink:href="http://narodstream.ru/stm-urok-80-lan-enc28j60-udp-server/" text:style-name="Internet_20_link" text:visited-style-name="Visited_20_Internet_20_Link"><text:span text:style-name="T2">Урок 80. LAN. ENC28J60. UDP Server</text:span></text:a> </text:p>
        </text:list-item>
        <text:list-item>
          <text:p text:style-name="P6"><text:a xlink:type="simple" xlink:href="http://narodstream.ru/stm-urok-81-lan-enc28j60-udp-client/" text:style-name="Internet_20_link" text:visited-style-name="Visited_20_Internet_20_Link"><text:span text:style-name="T2">Урок 81. LAN. ENC28J60. UDP Client</text:span></text:a> </text:p>
        </text:list-item>
        <text:list-item>
          <text:p text:style-name="P6"><text:a xlink:type="simple" xlink:href="http://narodstream.ru/stm-urok-82-lan-enc28j60-udalyonnyj-dostup/" text:style-name="Internet_20_link" text:visited-style-name="Visited_20_Internet_20_Link"><text:span text:style-name="T2">Урок 82. LAN. ENC28J60. Удаленный доступ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3. LAN. ENC28J60. NTP. Узнаём точное время</text:span></text:a></text:p>
          <text:list>
            <text:list-item>
              <text:p text:style-name="P4"><text:bookmark text:name="subnav31"/><text:a xlink:type="simple" xlink:href="http://narodstream.ru/stm-urok-83-lan-enc28j60-ntp-uznayom-tochnoe-vremy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3-lan-enc28j60-ntp-uznayom-tochnoe-vremy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4. LAN. ENC28J60. TCP Server. Соединение</text:span></text:a></text:p>
          <text:list>
            <text:list-item>
              <text:p text:style-name="P4"><text:bookmark text:name="subnav32"/><text:a xlink:type="simple" xlink:href="http://narodstream.ru/stm-urok-84-lan-enc28j60-tcp-server-ustanavlivaem-i-razryvaem-soedineni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4-lan-enc28j60-tcp-server-ustanavlivaem-i-razryvaem-soedineni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85-lan-enc28j60-tcp-server-peredayom-dannye/" text:style-name="Internet_20_link" text:visited-style-name="Visited_20_Internet_20_Link"><text:span text:style-name="T2">Урок 85. LAN. ENC28J60. TCP Server. Передача данных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6. LAN. ENC28J60. HTTP Server. Передаём малую страницу</text:span></text:a></text:p>
          <text:list>
            <text:list-item>
              <text:p text:style-name="P4"><text:bookmark text:name="subnav33"/><text:soft-page-break/><text:a xlink:type="simple" xlink:href="http://narodstream.ru/stm-urok-86-lan-enc28j60-tcp-web-server-peredayom-maluyu-stranicu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6-lan-enc28j60-tcp-web-server-peredayom-maluyu-stranicu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7. LAN. ENC28J60. HTTP Server. Передаём страницу побольше</text:span></text:a></text:p>
          <text:list>
            <text:list-item>
              <text:p text:style-name="P4"><text:bookmark text:name="subnav34"/><text:a xlink:type="simple" xlink:href="http://narodstream.ru/stm-urok-87-lan-enc28j60-tcp-web-server-peredayom-stranicu-pobolsh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7-lan-enc28j60-tcp-web-server-peredayom-stranicu-pobolsh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8. SD. SPI. FATFS</text:span></text:a></text:p>
          <text:list>
            <text:list-item>
              <text:p text:style-name="P4"><text:bookmark text:name="subnav35"/><text:a xlink:type="simple" xlink:href="http://narodstream.ru/stm-urok-88-sd-spi-fatfs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8-sd-spi-fatfs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88-sd-spi-fatfs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88-sd-spi-fatfs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89-lan-enc28j60-tcp-web-server-podklyuchaem-kartu-sd/" text:style-name="Internet_20_link" text:visited-style-name="Visited_20_Internet_20_Link"><text:span text:style-name="T2">Урок 89. LAN. ENC28J60. HTTP Server. Подключаем карту SD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0. Датчик освещённости VL6180X</text:span></text:a></text:p>
          <text:list>
            <text:list-item>
              <text:p text:style-name="P4"><text:bookmark text:name="subnav36"/><text:a xlink:type="simple" xlink:href="http://narodstream.ru/stm_urok_90_datchik_osveshhjonnosti_vl6180x_chast_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1. LAN. W5500. HTTP Server</text:span></text:a></text:p>
          <text:list>
            <text:list-item>
              <text:p text:style-name="P4"><text:bookmark text:name="subnav37"/><text:a xlink:type="simple" xlink:href="http://narodstream.ru/stm-urok-91-lan-w5500-htt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2. Датчик температуры DS18B20</text:span></text:a></text:p>
          <text:list>
            <text:list-item>
              <text:p text:style-name="P4"><text:bookmark text:name="subnav38"/><text:a xlink:type="simple" xlink:href="http://narodstream.ru/stm-urok-92-datchik-temperatury-ds18b2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2-datchik-temperatury-ds18b20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2-datchik-temperatury-ds18b20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3. LAN. W5500. HTTP Server. Сокеты</text:span></text:a></text:p>
          <text:list>
            <text:list-item>
              <text:p text:style-name="P4"><text:bookmark text:name="subnav39"/><text:a xlink:type="simple" xlink:href="http://narodstream.ru/stm-urok-93-lan-w5500-http-server-soket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3-lan-w5500-http-server-sokety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4. DS18B20. Несколько датчиков на одной шине</text:span></text:a></text:p>
          <text:list>
            <text:list-item>
              <text:p text:style-name="P4"><text:bookmark text:name="subnav40"/><text:a xlink:type="simple" xlink:href="http://narodstream.ru/stm-urok-94-ds18b20-podklyuchaem-neskolko-datchikov-na-provod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4-ds18b20-podklyuchaem-neskolko-datchikov-na-provod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4-ds18b20-podklyuchaem-neskolko-datchikov-na-provod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5. LAN. W5500. FTP Server</text:span></text:a></text:p>
          <text:list>
            <text:list-item>
              <text:p text:style-name="P4"><text:bookmark text:name="subnav41"/><text:a xlink:type="simple" xlink:href="http://narodstream.ru/stm-urok-95-lan-w5500-ft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5-lan-w5500-ftp-server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5-lan-w5500-ftp-server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95-lan-w5500-ftp-server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6. LAN8720. LWIP. TCP Client</text:span></text:a></text:p>
          <text:list>
            <text:list-item>
              <text:p text:style-name="P4"><text:bookmark text:name="subnav42"/><text:a xlink:type="simple" xlink:href="http://narodstream.ru/stm-urok-96-lan8720-lwip-tcp-clien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6-lan8720-lwip-tcp-clien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6-lan8720-lwip-tcp-client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97-podklyuchaem-bluetooth-modul-hc-05/" text:style-name="Internet_20_link" text:visited-style-name="Visited_20_Internet_20_Link"><text:span text:style-name="T2">Урок 97. Подключаем bluetooth-модуль HC-05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8. LAN8720. LWIP. TCP Server</text:span></text:a></text:p>
          <text:list>
            <text:list-item>
              <text:p text:style-name="P4"><text:bookmark text:name="subnav43"/><text:a xlink:type="simple" xlink:href="http://narodstream.ru/stm-urok-98-lan8720-lwip-tc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8-lan8720-lwip-tcp-server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9. HC-05. Master. Соединяем два МК</text:span></text:a></text:p>
          <text:list>
            <text:list-item>
              <text:p text:style-name="P4"><text:bookmark text:name="subnav44"/><text:a xlink:type="simple" xlink:href="http://narodstream.ru/stm-urok-99-hc-05-master-soedinyaem-dva-mk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9-hc-05-master-soedinyaem-dva-mk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0. LAN8720. LWIP. TCP. Соединяем два контроллера</text:span></text:a></text:p>
          <text:list>
            <text:list-item>
              <text:p text:style-name="P4"><text:bookmark text:name="subnav45"/><text:a xlink:type="simple" xlink:href="http://narodstream.ru/stm-urok-100-lan8720-lwip-tcp-soedinyaem-dva-kontroller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soft-page-break/><text:a xlink:type="simple" xlink:href="http://narodstream.ru/stm-urok-100-lan8720-lwip-tcp-soedinyaem-dva-kontroller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01-hc-05-peredayom-temperaturu/" text:style-name="Internet_20_link" text:visited-style-name="Visited_20_Internet_20_Link"><text:span text:style-name="T2">Урок 101. HC-05. Передаём температуру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2. LAN8720. LWIP. HTTP RAW</text:span></text:a></text:p>
          <text:list>
            <text:list-item>
              <text:p text:style-name="P4"><text:bookmark text:name="subnav46"/><text:a xlink:type="simple" xlink:href="http://narodstream.ru/stm-urok-102-lan8720-lwip-http-raw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2-lan8720-lwip-http-raw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3. Модули NRF24L01</text:span></text:a></text:p>
          <text:list>
            <text:list-item>
              <text:p text:style-name="P4"><text:bookmark text:name="subnav47"/><text:a xlink:type="simple" xlink:href="http://narodstream.ru/stm-urok-103-moduli-nrf24l01-chast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3-moduli-nrf24l01-chast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03-moduli-nrf24l01-chast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03-moduli-nrf24l01-chast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4. FreeRTOS. Бинарные (двоичные) семафоры</text:span></text:a></text:p>
          <text:list>
            <text:list-item>
              <text:p text:style-name="P4"><text:bookmark text:name="subnav48"/><text:a xlink:type="simple" xlink:href="http://narodstream.ru/stm-urok-104-freertos-binarnye-semafor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4-freertos-binarnye-semafory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5. NRF24L01. Передаём данные</text:span></text:a></text:p>
          <text:list>
            <text:list-item>
              <text:p text:style-name="P4"><text:bookmark text:name="subnav49"/><text:a xlink:type="simple" xlink:href="http://narodstream.ru/stm-urok-105-nrf24l01-peredayom-danny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5-nrf24l01-peredayom-danny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6. FreeRTOS. Динамическое создание и уничтожение задач</text:span></text:a></text:p>
          <text:list>
            <text:list-item>
              <text:p text:style-name="P4"><text:bookmark text:name="subnav50"/><text:a xlink:type="simple" xlink:href="http://narodstream.ru/stm-urok-106-freertos-dinamicheskoe-sozdanie-i-unichtozhenie-zadach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6-freertos-dinamicheskoe-sozdanie-i-unichtozhenie-zadach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7. Датчик влажности и температуры DHT22</text:span></text:a></text:p>
          <text:list>
            <text:list-item>
              <text:p text:style-name="P4"><text:bookmark text:name="subnav51"/><text:a xlink:type="simple" xlink:href="http://narodstream.ru/stm-urok-107-datchik-vlazhnosti-i-temperatury-dht22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7-datchik-vlazhnosti-i-temperatury-dht22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08-freertos-parametry/" text:style-name="Internet_20_link" text:visited-style-name="Visited_20_Internet_20_Link"><text:span text:style-name="T2">Урок 108. FreeRTOS. Параметры</text:span></text:a> </text:p>
        </text:list-item>
        <text:list-item>
          <text:p text:style-name="P6"><text:a xlink:type="simple" xlink:href="http://narodstream.ru/stm-urok-109-nrf24l01-peredayom-vlazhnost-i-temperaturu-s-datchika-dht22/" text:style-name="Internet_20_link" text:visited-style-name="Visited_20_Internet_20_Link"><text:span text:style-name="T2">Урок 109. NRF24L01. Передаём температуру и влажность с датчика DHT22 </text:span></text:a></text:p>
        </text:list-item>
        <text:list-item>
          <text:p text:style-name="P6"><text:a xlink:type="simple" xlink:href="http://narodstream.ru/stm-urok-110-freertos-prioritety-zadach/" text:style-name="Internet_20_link" text:visited-style-name="Visited_20_Internet_20_Link"><text:span text:style-name="T2">Урок 110. FreeRTOS. Приоритеты задач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1. FreeRTOS. Очереди</text:span></text:a></text:p>
          <text:list>
            <text:list-item>
              <text:p text:style-name="P4"><text:bookmark text:name="subnav52"/><text:a xlink:type="simple" xlink:href="http://narodstream.ru/stm-urok-111-freertos-ochered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1-freertos-ocheredi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12-freertos-tajmery/" text:style-name="Internet_20_link" text:visited-style-name="Visited_20_Internet_20_Link"><text:span text:style-name="T2">Урок 112. FreeRTOS. Таймеры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3. NRF24L01. Несколько передатчиков</text:span></text:a></text:p>
          <text:list>
            <text:list-item>
              <text:p text:style-name="P4"><text:bookmark text:name="subnav53"/><text:a xlink:type="simple" xlink:href="http://narodstream.ru/stm-urok-113-nrf24l01-neskolko-peredatchikov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3-nrf24l01-neskolko-peredatchikov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13-nrf24l01-neskolko-peredatchikov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14-freertos-prodvinutaya-zaderzhka-delayuntil/" text:style-name="Internet_20_link" text:visited-style-name="Visited_20_Internet_20_Link"><text:span text:style-name="T2">Урок 114. FreeRTOS. Продвинутая задержка DelayUntil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5. NRF24L01. Несколько приемников</text:span></text:a></text:p>
          <text:list>
            <text:list-item>
              <text:p text:style-name="P4"><text:bookmark text:name="subnav54"/><text:a xlink:type="simple" xlink:href="http://narodstream.ru/stm-urok-115-nrf24l01-neskolko-priemnikov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5-nrf24l01-neskolko-priemnikov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6. FreeRTOS. Прерывания. Очереди в прерываниях</text:span></text:a></text:p>
          <text:list>
            <text:list-item>
              <text:p text:style-name="P4"><text:bookmark text:name="subnav55"/><text:a xlink:type="simple" xlink:href="http://narodstream.ru/stm-urok-116-freertos-preryvaniya-ocheredi-v-preryvaniyax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6-freertos-preryvaniya-ocheredi-v-preryvaniyax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17-nrf24l01-obmen-informaciej/" text:style-name="Internet_20_link" text:visited-style-name="Visited_20_Internet_20_Link"><text:span text:style-name="T2">Урок 117. NRF24L01. Обмен информацией</text:span></text:a> </text:p>
        </text:list-item>
        <text:list-item>
          <text:p text:style-name="P6"><text:a xlink:type="simple" xlink:href="http://narodstream.ru/stm-urok-118-lan8720-lwip-raw-udp-client/" text:style-name="Internet_20_link" text:visited-style-name="Visited_20_Internet_20_Link"><text:span text:style-name="T2">Урок 118. LAN8720. LWIP. RAW. UDP Client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9. WS2812B. Лента на умных светодиодах RGB</text:span></text:a></text:p>
          <text:list>
            <text:list-item>
              <text:p text:style-name="P4"><text:bookmark text:name="subnav56"/><text:a xlink:type="simple" xlink:href="http://narodstream.ru/stm-urok-119-ws2812b-lenta-na-umnyx-svetodiodax-rgb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9-ws2812b-lenta-na-umnyx-svetodiodax-rgb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19-ws2812b-lenta-na-umnyx-svetodiodax-rgb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20-lan8742f-lwip-netconn-udp-server/" text:style-name="Internet_20_link" text:visited-style-name="Visited_20_Internet_20_Link"><text:span text:style-name="T2">Урок 120. LAN8742A. LWIP. NETCONN. UDP Server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1. Датчик температуры, давления и влажности BME280</text:span></text:a></text:p>
          <text:list>
            <text:list-item>
              <text:p text:style-name="P4"><text:bookmark text:name="subnav57"/><text:a xlink:type="simple" xlink:href="http://narodstream.ru/stm-urok-121-datchik-temperatury-davleniya-i-vlazhnosti-bme28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1-datchik-temperatury-davleniya-i-vlazhnosti-bme280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21-datchik-temperatury-davleniya-i-vlazhnosti-bme280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21-datchik-temperatury-davleniya-i-vlazhnosti-bme280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soft-page-break/><text:a xlink:type="simple" xlink:href="http://narodstream.ru/stm-urok-122-lan87xx-lwip-netconn-udp-soedinyaem-dva-kontrolera/" text:style-name="Internet_20_link" text:visited-style-name="Visited_20_Internet_20_Link"><text:span text:style-name="T2">Урок 122. LAN87XX. LWIP. NETCONN. UDP. Соединяем два контролера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3. LAN87XX. LWIP. NETCONN. UDP. Соединяем три контролера</text:span></text:a></text:p>
          <text:list>
            <text:list-item>
              <text:p text:style-name="P4"><text:bookmark text:name="subnav58"/><text:a xlink:type="simple" xlink:href="http://narodstream.ru/stm-urok-123-lan87xx-lwip-netconn-udp-soedinyaem-tri-kontroler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3-lan87xx-lwip-netconn-udp-soedinyaem-tri-kontroler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24-lan8742a-lwip-netconn-tcp-server/" text:style-name="Internet_20_link" text:visited-style-name="Visited_20_Internet_20_Link"><text:span text:style-name="T2">Урок 124. LAN8742A. LWIP. NETCONN. TCP Server</text:span></text:a> </text:p>
        </text:list-item>
        <text:list-item>
          <text:p text:style-name="P6"><text:a xlink:type="simple" xlink:href="http://narodstream.ru/stm-urok-125-lan8742a-lwip-netconn-tcp-client/" text:style-name="Internet_20_link" text:visited-style-name="Visited_20_Internet_20_Link"><text:span text:style-name="T2">Урок 125. LAN8742A. LWIP. NETCONN. TCP Client</text:span></text:a> </text:p>
        </text:list-item>
        <text:list-item>
          <text:p text:style-name="P6"><text:a xlink:type="simple" xlink:href="http://narodstream.ru/stm-urok-126-lan8742a-lwip-netconn-tcp-soedinyaem-dva-kontrolera/" text:style-name="Internet_20_link" text:visited-style-name="Visited_20_Internet_20_Link"><text:span text:style-name="T2">Урок 126. LAN8742A. LWIP. NETCONN. TCP. Соединяем два контролера </text:span></text:a></text:p>
        </text:list-item>
        <text:list-item>
          <text:p text:style-name="P6"><text:a xlink:type="simple" xlink:href="http://narodstream.ru/stm-urok-127-lan8742a-lwip-netconn-http-server/" text:style-name="Internet_20_link" text:visited-style-name="Visited_20_Internet_20_Link"><text:span text:style-name="T2">Урок 127. LAN8742A. LWIP. NETCONN. HTTP Server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8. LAN8742A. LWIP. NETCONN. HTTP. AJAX</text:span></text:a></text:p>
          <text:list>
            <text:list-item>
              <text:p text:style-name="P4"><text:bookmark text:name="subnav59"/><text:a xlink:type="simple" xlink:href="http://narodstream.ru/stm-urok-128-lan8742a-lwip-netconn-http-ajax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8-lan8742a-lwip-netconn-http-ajax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28-lan8742a-lwip-netconn-http-ajax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9. LAN8742A. LWIP. NETCONN. HTTP. WebSocket</text:span></text:a></text:p>
          <text:list>
            <text:list-item>
              <text:p text:style-name="P4"><text:bookmark text:name="subnav60"/><text:a xlink:type="simple" xlink:href="http://narodstream.ru/stm-urok-129-lan8742a-lwip-netconn-http-websocke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9-lan8742a-lwip-netconn-http-websocke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29-lan8742a-lwip-netconn-http-websocket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29-lan8742a-lwip-netconn-http-websocket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30. LAN8742A. LWIP. NETCONN. NTP. Узнаём точное время</text:span></text:a></text:p>
          <text:list>
            <text:list-item>
              <text:p text:style-name="P4"><text:bookmark text:name="subnav61"/><text:a xlink:type="simple" xlink:href="http://narodstream.ru/stm-urok-130-lan8742a-lwip-netconn-ntp-uznayom-tochnoe-vremy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30-lan8742a-lwip-netconn-ntp-uznayom-tochnoe-vremy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31. LAN8742A. LWIP. SOCKET. UDP Server</text:span></text:a></text:p>
          <text:list>
            <text:list-item>
              <text:p text:style-name="P4"><text:bookmark text:name="subnav62"/><text:a xlink:type="simple" xlink:href="http://narodstream.ru/stm-urok-131-lan8742a-lwip-socket-ud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31-lan8742a-lwip-socket-udp-server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32-lan8742a-lwip-socket-udp-soedinyaem-dva-kontrollera/" text:style-name="Internet_20_link" text:visited-style-name="Visited_20_Internet_20_Link"><text:span text:style-name="T2">Урок 132. LAN8742A. LWIP. SOCKET. UDP. Соединяем два контроллера</text:span></text:a> </text:p>
        </text:list-item>
        <text:list-item>
          <text:p text:style-name="P6"><text:a xlink:type="simple" xlink:href="http://narodstream.ru/stm-urok-133-lan8742a-lwip-socket-tcp-server/" text:style-name="Internet_20_link" text:visited-style-name="Visited_20_Internet_20_Link"><text:span text:style-name="T2">Урок 133. LAN8742A. LWIP. SOCKET. TCP Server</text:span></text:a> </text:p>
        </text:list-item>
        <text:list-item>
          <text:p text:style-name="P6"><text:a xlink:type="simple" xlink:href="http://narodstream.ru/stm-urok-134-lan8742a-lwip-socket-tcp-client/" text:style-name="Internet_20_link" text:visited-style-name="Visited_20_Internet_20_Link"><text:span text:style-name="T2">Урок 134. LAN8742A. LWIP. SOCKET. TCP Client</text:span></text:a> </text:p>
        </text:list-item>
        <text:list-item>
          <text:p text:style-name="P6"><text:a xlink:type="simple" xlink:href="http://narodstream.ru/stm-urok-135-lan8742a-lwip-socket-tcp-soedinyaem-tri-kontrolera/" text:style-name="Internet_20_link" text:visited-style-name="Visited_20_Internet_20_Link"><text:span text:style-name="T2">Урок 135. LAN8742A. LWIP. SOCKET. TCP. Соединяем три контролера</text:span></text:a> </text:p>
        </text:list-item>
        <text:list-item>
          <text:p text:style-name="P6"><text:a xlink:type="simple" xlink:href="http://narodstream.ru/stm-urok-136-lan8742a-lwip-socket-http-server/" text:style-name="Internet_20_link" text:visited-style-name="Visited_20_Internet_20_Link"><text:span text:style-name="T2">Урок 136. LAN8742A. LWIP. SOCKET. HTTP Server</text:span></text:a> </text:p>
        </text:list-item>
        <text:list-item>
          <text:p text:style-name="P6"><text:a xlink:type="simple" xlink:href="http://narodstream.ru/stm-urok-137-lan8742a-lwip-socket-http-ajax/" text:style-name="Internet_20_link" text:visited-style-name="Visited_20_Internet_20_Link"><text:span text:style-name="T2">Урок 137. LAN8742A. LWIP. SOCKET. HTTP. AJAX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4">Урок 138. Independent watchdog (IWDG)</text:span></text:a></text:p>
          <text:list>
            <text:list-item>
              <text:p text:style-name="P4"><text:bookmark text:name="subnav63"/><text:a xlink:type="simple" xlink:href="http://narodstream.ru/stm-urok-138-independent-watchdog-iwdg-chast-1/" text:style-name="Internet_20_link" text:visited-style-name="Visited_20_Internet_20_Link"><text:span text:style-name="T8">Часть 1</text:span></text:a><text:span text:style-name="T7"> </text:span></text:p>
            </text:list-item>
            <text:list-item>
              <text:p text:style-name="P7"><text:a xlink:type="simple" xlink:href="http://narodstream.ru/stm-urok-138-independent-watchdog-iwdg-chast-2/" text:style-name="Internet_20_link" text:visited-style-name="Visited_20_Internet_20_Link"><text:span text:style-name="T8">Часть 2</text:span></text:a><text:span text:style-name="T7"> </text:span></text:p>
            </text:list-item>
          </text:list>
        </text:list-item>
        <text:list-item>
          <text:p text:style-name="P6"><text:a xlink:type="simple" xlink:href="http://narodstream.ru/stm-urok-139-lan8742a-lwip-socket-http-websocket/" text:style-name="Internet_20_link" text:visited-style-name="Visited_20_Internet_20_Link"><text:span text:style-name="T2">Урок 139. LAN8742A. LWIP. SOCKET. HTTP. WebSocket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4">Урок 140. Window watchdog (WWDG)</text:span></text:a></text:p>
          <text:list>
            <text:list-item>
              <text:p text:style-name="P4"><text:bookmark text:name="subnav64"/><text:a xlink:type="simple" xlink:href="http://narodstream.ru/stm-urok-140-window-watchdog-wwdg-chast-1/" text:style-name="Internet_20_link" text:visited-style-name="Visited_20_Internet_20_Link"><text:span text:style-name="T8">Часть 1</text:span></text:a><text:span text:style-name="T7"> </text:span></text:p>
            </text:list-item>
            <text:list-item>
              <text:p text:style-name="P7"><text:a xlink:type="simple" xlink:href="http://narodstream.ru/stm-urok-140-window-watchdog-wwdg-chast-2/" text:style-name="Internet_20_link" text:visited-style-name="Visited_20_Internet_20_Link"><text:span text:style-name="T8">Часть 2</text:span></text:a><text:span text:style-name="T7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1. USB HS Host MSC Standalone</text:span></text:a></text:p>
          <text:list>
            <text:list-item>
              <text:p text:style-name="P4"><text:bookmark text:name="subnav65"/><text:a xlink:type="simple" xlink:href="http://narodstream.ru/stm-urok-141-usb-hs-host-msc-standalon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1-usb-hs-host-msc-standalon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2. WS2812B. Ленты на 150-300 светодиодов</text:span></text:a></text:p>
          <text:list>
            <text:list-item>
              <text:p text:style-name="P4"><text:bookmark text:name="subnav66"/><text:a xlink:type="simple" xlink:href="http://narodstream.ru/stm-urok-142-ws2812b-podklyuchaem-lenty-kolichestvom-150-300-svetodiodov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3. USB HS Host MSC FREERTOS</text:span></text:a></text:p>
          <text:list>
            <text:list-item>
              <text:p text:style-name="P4"><text:bookmark text:name="subnav67"/><text:a xlink:type="simple" xlink:href="http://narodstream.ru/stm-urok-143-usb-hs-host-msc-freertos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3-usb-hs-host-msc-freertos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4. Режимы пониженного энергопотребления. SLEEP</text:span></text:a></text:p>
          <text:list>
            <text:list-item>
              <text:p text:style-name="P4"><text:bookmark text:name="subnav68"/><text:a xlink:type="simple" xlink:href="http://narodstream.ru/stm-urok-144-rezhimy-ponizhennogo-energopotrebleniya-slee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4-rezhimy-ponizhennogo-energopotrebleniya-sleep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5. WS2812B. Новые эффекты и оптимизация кода</text:span></text:a></text:p>
          <text:list>
            <text:list-item>
              <text:p text:style-name="P4"><text:bookmark text:name="subnav69"/><text:soft-page-break/><text:a xlink:type="simple" xlink:href="http://narodstream.ru/stm-urok-145-ws2812b-novye-effekty-i-optimizaciya-kod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5-ws2812b-novye-effekty-i-optimizaciya-koda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45-ws2812b-novye-effekty-i-optimizaciya-koda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46-biblioteka-ll-svetodiody-i-knopka/" text:style-name="Internet_20_link" text:visited-style-name="Visited_20_Internet_20_Link"><text:span text:style-name="T2">Урок 146. Библиотека LL. Светодиоды и кнопка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7. LL. Таймеры</text:span></text:a></text:p>
          <text:list>
            <text:list-item>
              <text:p text:style-name="P4"><text:bookmark text:name="subnav70"/><text:a xlink:type="simple" xlink:href="http://narodstream.ru/stm-urok-147-ll-tajmer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7-ll-tajmery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48-ll-dinamicheskaya-indikaciya/" text:style-name="Internet_20_link" text:visited-style-name="Visited_20_Internet_20_Link"><text:span text:style-name="T2">Урок 148. LL. Динамическая индикация</text:span></text:a> </text:p>
        </text:list-item>
        <text:list-item>
          <text:p text:style-name="P6"><text:a xlink:type="simple" xlink:href="http://narodstream.ru/stm-urok-149-ll-pwm-shim-migaem-svetodiodami-plavno/" text:style-name="Internet_20_link" text:visited-style-name="Visited_20_Internet_20_Link"><text:span text:style-name="T2">Урок 149. LL. PWM (ШИМ). Мигаем светодиодами плавно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0. LL. I2C. Подключаем внешний EEPROM</text:span></text:a></text:p>
          <text:list>
            <text:list-item>
              <text:p text:style-name="P4"><text:bookmark text:name="subnav71"/><text:a xlink:type="simple" xlink:href="http://narodstream.ru/stm-urok-150-ll-i2c-podklyuchaem-vneshnij-eepro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0-ll-i2c-podklyuchaem-vneshnij-eeprom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50-ll-i2c-podklyuchaem-vneshnij-eeprom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51-ll-i2c-perexodnik-dlya-lcd-16x2/" text:style-name="Internet_20_link" text:visited-style-name="Visited_20_Internet_20_Link"><text:span text:style-name="T2">Урок 151. LL. I2C. Переходник для LCD 16×2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2. LL. SPI. Драйвер индикатора MAX7219</text:span></text:a></text:p>
          <text:list>
            <text:list-item>
              <text:p text:style-name="P4"><text:bookmark text:name="subnav72"/><text:a xlink:type="simple" xlink:href="http://narodstream.ru/stm-urok-152-ll-spi-drajver-indikatora-max7219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2-ll-spi-drajver-indikatora-max7219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3. HAL. SPI. Соединяем два контроллера</text:span></text:a></text:p>
          <text:list>
            <text:list-item>
              <text:p text:style-name="P4"><text:bookmark text:name="subnav73"/><text:a xlink:type="simple" xlink:href="http://narodstream.ru/stm-urok-153-hal-spi-soedinyaem-dva-kontroller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3-hal-spi-soedinyaem-dva-kontroller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54-ll-spi-soedinyaem-dva-kontrollera/" text:style-name="Internet_20_link" text:visited-style-name="Visited_20_Internet_20_Link"><text:span text:style-name="T2">Урок 154. LL. SPI. Соединяем два контроллера</text:span></text:a> </text:p>
        </text:list-item>
        <text:list-item>
          <text:p text:style-name="P6"><text:a xlink:type="simple" xlink:href="http://narodstream.ru/stm-urok-155-hal-dma-mem2mem/" text:style-name="Internet_20_link" text:visited-style-name="Visited_20_Internet_20_Link"><text:span text:style-name="T2">Урок 155. HAL. DMA. MEM2MEM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6. LL. DMA. MEM2MEM</text:span></text:a></text:p>
          <text:list>
            <text:list-item>
              <text:p text:style-name="P4"><text:bookmark text:name="subnav74"/><text:a xlink:type="simple" xlink:href="http://narodstream.ru/stm-urok-156-ll-dma-mem2me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6-ll-dma-mem2mem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57-hal-spi-interrupt/" text:style-name="Internet_20_link" text:visited-style-name="Visited_20_Internet_20_Link"><text:span text:style-name="T2">Урок 157. HAL. SPI. Interrupt</text:span></text:a> </text:p>
        </text:list-item>
        <text:list-item>
          <text:p text:style-name="P6"><text:a xlink:type="simple" xlink:href="http://narodstream.ru/stm-urok-158-ll-spi-interrupt/" text:style-name="Internet_20_link" text:visited-style-name="Visited_20_Internet_20_Link"><text:span text:style-name="T2">Урок 158. LL. SPI. Interrupt</text:span></text:a> </text:p>
        </text:list-item>
        <text:list-item>
          <text:p text:style-name="P6"><text:a xlink:type="simple" xlink:href="http://narodstream.ru/stm-urok-159-hal-spi-dma/" text:style-name="Internet_20_link" text:visited-style-name="Visited_20_Internet_20_Link"><text:span text:style-name="T2">Урок 159. HAL. SPI. DMA</text:span></text:a> </text:p>
        </text:list-item>
        <text:list-item>
          <text:p text:style-name="P6"><text:a xlink:type="simple" xlink:href="http://narodstream.ru/stm-urok-160-ll-spi-dma/" text:style-name="Internet_20_link" text:visited-style-name="Visited_20_Internet_20_Link"><text:span text:style-name="T2">Урок 160. LL. SPI. DMA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61. LL. USART. Передача данных</text:span></text:a></text:p>
          <text:list>
            <text:list-item>
              <text:p text:style-name="P4"><text:bookmark text:name="subnav75"/><text:a xlink:type="simple" xlink:href="http://narodstream.ru/stm-urok-161-ll-usart-peredacha-dannyx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61-ll-usart-peredacha-dannyx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62-ll-usart-priyom-dannyx/" text:style-name="Internet_20_link" text:visited-style-name="Visited_20_Internet_20_Link"><text:span text:style-name="T2">Урок 162. LL. USART. Приём данных</text:span></text:a> </text:p>
        </text:list-item>
        <text:list-item>
          <text:p text:style-name="P6"><text:a xlink:type="simple" xlink:href="http://narodstream.ru/stm-urok-163-ll-usart-interrupt/" text:style-name="Internet_20_link" text:visited-style-name="Visited_20_Internet_20_Link"><text:span text:style-name="T2">Урок 163. LL. USART. Interrupt</text:span></text:a> </text:p>
        </text:list-item>
        <text:list-item>
          <text:p text:style-name="P6"><text:a xlink:type="simple" xlink:href="http://narodstream.ru/stm-urok-164-ll-usart-dma/" text:style-name="Internet_20_link" text:visited-style-name="Visited_20_Internet_20_Link"><text:span text:style-name="T2">Урок 164. LL. USART. DMA</text:span></text:a> </text:p>
        </text:list-item>
        <text:list-item>
          <text:p text:style-name="P6"><text:a xlink:type="simple" xlink:href="http://narodstream.ru/stm-urok-165-biblioteka-cmsis-stm32f1-begushhie-ogni/" text:style-name="Internet_20_link" text:visited-style-name="Visited_20_Internet_20_Link"><text:span text:style-name="T2">Урок 165. CMSIS. STM32F1. Бегущие огни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66. CMSIS. STM32F1. RCC</text:span></text:a></text:p>
          <text:list>
            <text:list-item>
              <text:p text:style-name="P4"><text:bookmark text:name="subnav76"/><text:a xlink:type="simple" xlink:href="http://narodstream.ru/stm-urok-166-cmsis-stm32f1-rc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66-cmsis-stm32f1-rcc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67-cmsis-stm32f1-systick-preryvaniya/" text:style-name="Internet_20_link" text:visited-style-name="Visited_20_Internet_20_Link"><text:span text:style-name="T2">Урок 167. CMSIS. STM32F1. SysTick. Прерывания</text:span></text:a> </text:p>
        </text:list-item>
        <text:list-item>
          <text:p text:style-name="P6"><text:a xlink:type="simple" xlink:href="http://narodstream.ru/stm-urok-168-cmsis-stm32f1-tajmery/" text:style-name="Internet_20_link" text:visited-style-name="Visited_20_Internet_20_Link"><text:span text:style-name="T2">Урок 168. CMSIS. STM32F1. Таймеры</text:span></text:a> </text:p>
        </text:list-item>
        <text:list-item>
          <text:p text:style-name="P6"><text:a xlink:type="simple" xlink:href="http://narodstream.ru/stm-urok-169-cmsis-stm32f1-gpio-input/" text:style-name="Internet_20_link" text:visited-style-name="Visited_20_Internet_20_Link"><text:span text:style-name="T2">Урок 169. CMSIS. STM32F1. GPIO. Input</text:span></text:a> </text:p>
        </text:list-item>
        <text:list-item>
          <text:p text:style-name="P6"><text:a xlink:type="simple" xlink:href="http://narodstream.ru/stm-urok-170-cmsis-stm32f1-dinamicheskaya-indikaciya/" text:style-name="Internet_20_link" text:visited-style-name="Visited_20_Internet_20_Link"><text:span text:style-name="T2">Урок 170. CMSIS. STM32F1. Динамическая индикация</text:span></text:a> </text:p>
        </text:list-item>
        <text:list-item>
          <text:p text:style-name="P6"><text:a xlink:type="simple" xlink:href="http://narodstream.ru/stm-urok-171-cmsis-stm32f1-pwm-shim-migaem-svetodiodami-plavno/" text:style-name="Internet_20_link" text:visited-style-name="Visited_20_Internet_20_Link"><text:span text:style-name="T2">Урок 171. CMSIS. STM32F1. PWM (ШИМ). Мигаем светодиодами плавно</text:span></text:a> </text:p>
        </text:list-item>
        <text:list-item>
          <text:p text:style-name="P6"><text:a xlink:type="simple" xlink:href="http://narodstream.ru/urok-172-cmsis-stm32f1-i2c-podklyuchaem-vneshnij-eeprom/" text:style-name="Internet_20_link" text:visited-style-name="Visited_20_Internet_20_Link"><text:span text:style-name="T2">Урок 172. CMSIS. STM32F1. I2C. Подключаем внешний EEPROM </text:span></text:a></text:p>
        </text:list-item>
        <text:list-item>
          <text:p text:style-name="P6"><text:a xlink:type="simple" xlink:href="http://narodstream.ru/urok-173-cmsis-stm32f1-i2c-perexodnik-dlya-lcd-16x2/" text:style-name="Internet_20_link" text:visited-style-name="Visited_20_Internet_20_Link"><text:span text:style-name="T2">Урок 173. CMSIS. STM32F1. I2C. Переходник для LCD 16×2</text:span></text:a> </text:p>
        </text:list-item>
        <text:list-item>
          <text:p text:style-name="P6"><text:a xlink:type="simple" xlink:href="http://narodstream.ru/urok-174-cmsis-stm32f1-spi-drajver-indikatora-max7219/" text:style-name="Internet_20_link" text:visited-style-name="Visited_20_Internet_20_Link"><text:span text:style-name="T2">Урок 174. CMSIS. STM32F1. SPI. Драйвер индикатора MAX7219</text:span></text:a> </text:p>
        </text:list-item>
        <text:list-item>
          <text:p text:style-name="P6"><text:a xlink:type="simple" xlink:href="http://narodstream.ru/urok-175-cmsis-stm32f1-spi-soedinyaem-dva-kontrollera/" text:style-name="Internet_20_link" text:visited-style-name="Visited_20_Internet_20_Link"><text:span text:style-name="T2">Урок 175. CMSIS. STM32F1. SPI. Соединяем два контроллера</text:span></text:a> </text:p>
        </text:list-item>
        <text:list-item>
          <text:p text:style-name="P6"><text:a xlink:type="simple" xlink:href="http://narodstream.ru/urok-176-cmsis-stm32f1-dma-mem2mem/" text:style-name="Internet_20_link" text:visited-style-name="Visited_20_Internet_20_Link"><text:span text:style-name="T2">Урок 176. CMSIS. STM32F1. DMA. MEM2MEM</text:span></text:a> </text:p>
        </text:list-item>
        <text:list-item>
          <text:p text:style-name="P6"><text:a xlink:type="simple" xlink:href="http://narodstream.ru/urok-177-cmsis-stm32f1-spi-interrupt/" text:style-name="Internet_20_link" text:visited-style-name="Visited_20_Internet_20_Link"><text:span text:style-name="T2">Урок 177. CMSIS. STM32F1. SPI. Interrupt</text:span></text:a> </text:p>
        </text:list-item>
        <text:list-item>
          <text:p text:style-name="P6"><text:a xlink:type="simple" xlink:href="http://narodstream.ru/urok-178-cmsis-stm32f1-spi-dma/" text:style-name="Internet_20_link" text:visited-style-name="Visited_20_Internet_20_Link"><text:span text:style-name="T2">Урок 178. CMSIS. STM32F1. SPI. DMA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79. Дисплей TFT 240×320. SPI</text:span></text:a></text:p>
          <text:list>
            <text:list-item>
              <text:p text:style-name="P4"><text:bookmark text:name="subnav77"/><text:soft-page-break/><text:a xlink:type="simple" xlink:href="http://narodstream.ru/stm-urok-179-displej-tft-240x320-sp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79-displej-tft-240x320-spi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80-displej-tft-240x320-spi-dma/" text:style-name="Internet_20_link" text:visited-style-name="Visited_20_Internet_20_Link"><text:span text:style-name="T2">Урок 180. Дисплей TFT 240×320. SPI. DMA</text:span></text:a> </text:p>
        </text:list-item>
        <text:list-item>
          <text:p text:style-name="P6"><text:a xlink:type="simple" xlink:href="http://narodstream.ru/stm-urok-181-cmsis-stm32f1-usart-peredacha-dannyx/" text:style-name="Internet_20_link" text:visited-style-name="Visited_20_Internet_20_Link"><text:span text:style-name="T2">Урок 181. USART. Передача данных</text:span></text:a> </text:p>
        </text:list-item>
        <text:list-item>
          <text:p text:style-name="P6"><text:a xlink:type="simple" xlink:href="http://narodstream.ru/stm-urok-182-cmsis-stm32f1-usart-priyom-dannyx/" text:style-name="Internet_20_link" text:visited-style-name="Visited_20_Internet_20_Link"><text:span text:style-name="T2">Урок 182. USART. Приём данных</text:span></text:a> </text:p>
        </text:list-item>
        <text:list-item>
          <text:p text:style-name="P6"><text:a xlink:type="simple" xlink:href="http://narodstream.ru/stm-urok-183-cmsis-stm32f1-usart-interrupt/" text:style-name="Internet_20_link" text:visited-style-name="Visited_20_Internet_20_Link"><text:span text:style-name="T2">Урок 183. CMSIS. STM32F1. USART. Interrupt</text:span></text:a> </text:p>
        </text:list-item>
        <text:list-item>
          <text:p text:style-name="P6"><text:a xlink:type="simple" xlink:href="http://narodstream.ru/stm-urok-184-cmsis-stm32f1-usart-dma/" text:style-name="Internet_20_link" text:visited-style-name="Visited_20_Internet_20_Link"><text:span text:style-name="T2">Урок 184. CMSIS. STM32F1. USART. DMA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85. STM32F1. LL. ADC. Regular Once</text:span></text:a></text:p>
          <text:list>
            <text:list-item>
              <text:p text:style-name="P4"><text:bookmark text:name="subnav78"/><text:a xlink:type="simple" xlink:href="http://narodstream.ru/stm-urok-185-ll-stm32f1-adc-regular-onc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85-ll-stm32f1-adc-regular-onc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86-ll-stm32f1-adc-regular-once-interrupt/" text:style-name="Internet_20_link" text:visited-style-name="Visited_20_Internet_20_Link"><text:span text:style-name="T2">Урок 186. LL. STM32F1. ADC. Regular Once. Interrupt</text:span></text:a> </text:p>
        </text:list-item>
        <text:list-item>
          <text:p text:style-name="P6"><text:a xlink:type="simple" xlink:href="http://narodstream.ru/stm-urok-187-ll-stm32f1-adc-regular-continuous-interrupt/" text:style-name="Internet_20_link" text:visited-style-name="Visited_20_Internet_20_Link"><text:span text:style-name="T2">Урок 187. LL. STM32F1. ADC. Regular Continuous. Interrupt</text:span></text:a> </text:p>
        </text:list-item>
        <text:list-item>
          <text:p text:style-name="P6"><text:a xlink:type="simple" xlink:href="http://narodstream.ru/stm-urok-188-ll-stm32f1-adc-regular-once-zapusk-po-tajmeru/" text:style-name="Internet_20_link" text:visited-style-name="Visited_20_Internet_20_Link"><text:span text:style-name="T2">Урок 188. LL. STM32F1. ADC. Regular Once. Запуск по таймеру</text:span></text:a> </text:p>
        </text:list-item>
        <text:list-item>
          <text:p text:style-name="P6"><text:a xlink:type="simple" xlink:href="http://narodstream.ru/stm-urok-189-ll-stm32f1-adc-regular-once-dma/" text:style-name="Internet_20_link" text:visited-style-name="Visited_20_Internet_20_Link"><text:span text:style-name="T2">Урок 189. LL. STM32F1. ADC. Regular Once. DMA</text:span></text:a> </text:p>
        </text:list-item>
        <text:list-item>
          <text:p text:style-name="P6"><text:a xlink:type="simple" xlink:href="http://narodstream.ru/stm-urok-190-ll-stm32f1-adc-regular-continuous-dma/" text:style-name="Internet_20_link" text:visited-style-name="Visited_20_Internet_20_Link"><text:span text:style-name="T2">Урок 190. LL. STM32F1. ADC. Regular Continuous. DMA</text:span></text:a> </text:p>
        </text:list-item>
        <text:list-item>
          <text:p text:style-name="P6"><text:a xlink:type="simple" xlink:href="http://narodstream.ru/stm-urok-191-ll-stm32f1-adc-regular-once-dma-zapusk-po-tajmeru/" text:style-name="Internet_20_link" text:visited-style-name="Visited_20_Internet_20_Link"><text:span text:style-name="T2">Урок 191. LL. STM32F1. ADC. Regular Once. DMA. Запуск по таймеру</text:span></text:a> </text:p>
        </text:list-item>
        <text:list-item>
          <text:p text:style-name="P6"><text:a xlink:type="simple" xlink:href="http://narodstream.ru/stm-urok-192-ll-stm32f1-adc-injected-once/" text:style-name="Internet_20_link" text:visited-style-name="Visited_20_Internet_20_Link"><text:span text:style-name="T2">Урок 192. LL. STM32F1. ADC. Injected Once</text:span></text:a> </text:p>
        </text:list-item>
        <text:list-item>
          <text:p text:style-name="P6"><text:a xlink:type="simple" xlink:href="http://narodstream.ru/stm-urok-193-ll-stm32f1-adc-injected-once-interrupt/" text:style-name="Internet_20_link" text:visited-style-name="Visited_20_Internet_20_Link"><text:span text:style-name="T2">Урок 193. LL. STM32F1. ADC. Injected Once. Interrupt</text:span></text:a> </text:p>
        </text:list-item>
        <text:list-item>
          <text:p text:style-name="P6"><text:a xlink:type="simple" xlink:href="http://narodstream.ru/stm-urok-194-ll-stm32f1-adc-injected-continuous-interrupt/" text:style-name="Internet_20_link" text:visited-style-name="Visited_20_Internet_20_Link"><text:span text:style-name="T2">Урок 194. LL. STM32F1. ADC. Injected Continuous. Interrupt</text:span></text:a> </text:p>
        </text:list-item>
      </text:list>
      <text:p text:style-name="P2"/>
      <text:p text:style-name="P12"/>
      <text:p text:style-name="P12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h text:style-name="P1" text:outline-level="3">Учет <text:span text:style-name="T1">не </text:span>заказанного оборудования.</text:h>
      <text:p text:style-name="P10"/>
      <text:p text:style-name="P12"/>
      <text:p text:style-name="P2"/>
      <text:list xml:id="list90522119525287" text:continue-numbering="true" text:style-name="L1">
        <text:list-item>
          <text:p text:style-name="P3"/>
        </text:list-item>
        <text:list-item>
          <text:p text:style-name="P6"/>
        </text:list-item>
      </text:list>
      <text:p text:style-name="P8"/>
      <text:list xml:id="list90522632425810" text:continue-numbering="true" text:style-name="L1">
        <text:list-item>
          <text:p text:style-name="P6"><text:span text:style-name="T2">? </text:span><text:a xlink:type="simple" xlink:href="http://narodstream.ru/stm-urok-12-hal-dinamicheskaya-indikaciya/" text:style-name="Internet_20_link" text:visited-style-name="Visited_20_Internet_20_Link"><text:span text:style-name="T4">Урок 12. HAL. Динамическая индикация</text:span></text:a><text:span text:style-name="T3"> </text:span></text:p>
        </text:list-item>
        <text:list-item>
          <text:p text:style-name="P6"/>
        </text:list-item>
        <text:list-item>
          <text:p text:style-name="P9"/>
          <text:list>
            <text:list-item>
              <text:p text:style-name="P5"/>
            </text:list-item>
          </text:list>
        </text:list-item>
        <text:list-item>
          <text:p text:style-name="P6"><text:a xlink:type="simple" xlink:href="http://narodstream.ru/stm-urok-40-znakomstvo-s-platoj-nucleo-stm32f767zi/" text:style-name="Internet_20_link" text:visited-style-name="Visited_20_Internet_20_Link"><text:span text:style-name="T2">Урок 40. Знакомство с платой NUCLEO STM32F767ZI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1. Подключаем акселерометр LIS3DSH</text:span></text:a></text:p>
          <text:list>
            <text:list-item>
              <text:p text:style-name="P4"><text:bookmark text:name="subnav310"/><text:a xlink:type="simple" xlink:href="http://narodstream.ru/stm-urok-41-podklyuchaem-akselerometr-lis3dsh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1-podklyuchaem-akselerometr-lis3dsh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41-podklyuchaem-akselerometr-lis3dsh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41-podklyuchaem-akselerometr-lis3dsh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2. Подключаем акселерометр LSM6DS0</text:span></text:a></text:p>
          <text:list>
            <text:list-item>
              <text:p text:style-name="P4"><text:bookmark text:name="subnav410"/><text:soft-page-break/><text:a xlink:type="simple" xlink:href="http://narodstream.ru/stm-urok-42-podklyuchaem-akselerometr-lsm6ds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2-podklyuchaem-akselerometr-lsm6ds0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3. Подключаем акселерометр LSM6DS3</text:span></text:a></text:p>
          <text:list>
            <text:list-item>
              <text:p text:style-name="P4"><text:bookmark text:name="subnav510"/><text:a xlink:type="simple" xlink:href="http://narodstream.ru/stm-urok-43-podklyuchaem-akselerometr-lsm6ds3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3-podklyuchaem-akselerometr-lsm6ds3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/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5. Подключаем гироскоп LSM6DS0</text:span></text:a></text:p>
          <text:list>
            <text:list-item>
              <text:p text:style-name="P4"><text:bookmark text:name="subnav610"/><text:a xlink:type="simple" xlink:href="http://narodstream.ru/stm-urok-45-podklyuchaem-giroskop-lsm6ds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5-podklyuchaem-giroskop-lsm6ds0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6. I2S AUDIO</text:span></text:a></text:p>
          <text:list>
            <text:list-item>
              <text:p text:style-name="P4"><text:bookmark text:name="subnav710"/><text:a xlink:type="simple" xlink:href="http://narodstream.ru/stm-urok-46-i2s-au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6-i2s-audio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46-i2s-audio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46-i2s-audio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46-i2s-audio-chast-5/" text:style-name="Internet_20_link" text:visited-style-name="Visited_20_Internet_20_Link"><text:span text:style-name="T6">Часть 5</text:span></text:a><text:span text:style-name="T5"> </text:span></text:p>
            </text:list-item>
            <text:list-item>
              <text:p text:style-name="P7"><text:a xlink:type="simple" xlink:href="http://narodstream.ru/stm-urok-46-i2s-audio-chast-6/" text:style-name="Internet_20_link" text:visited-style-name="Visited_20_Internet_20_Link"><text:span text:style-name="T6">Часть 6</text:span></text:a><text:span text:style-name="T5"> </text:span></text:p>
            </text:list-item>
            <text:list-item>
              <text:p text:style-name="P7"><text:a xlink:type="simple" xlink:href="http://narodstream.ru/stm-urok-46-i2s-audio-chast-7/" text:style-name="Internet_20_link" text:visited-style-name="Visited_20_Internet_20_Link"><text:span text:style-name="T6">Часть 7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7. Подключаем гироскоп LSM6DS3</text:span></text:a></text:p>
          <text:list>
            <text:list-item>
              <text:p text:style-name="P4"><text:bookmark text:name="subnav81"/><text:a xlink:type="simple" xlink:href="http://narodstream.ru/stm-urok-47-podklyuchaem-giroskop-lsm6ds3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7-podklyuchaem-giroskop-lsm6ds3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8. USB DEVICE AUDIO</text:span></text:a></text:p>
          <text:list>
            <text:list-item>
              <text:p text:style-name="P4"><text:bookmark text:name="subnav91"/><text:a xlink:type="simple" xlink:href="http://narodstream.ru/stm-urok-48-usb-device-au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8-usb-device-audio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48-usb-device-audio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49. HAL. Магнитометр LSM303DLHC</text:span></text:a></text:p>
          <text:list>
            <text:list-item>
              <text:p text:style-name="P4"><text:bookmark text:name="subnav101"/><text:a xlink:type="simple" xlink:href="http://narodstream.ru/stm-urok-49-hal-magnitometr-lsm303dlh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49-hal-magnitometr-lsm303dlhc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50-ustanavlivaem-system-workbench-for-stm32/" text:style-name="Internet_20_link" text:visited-style-name="Visited_20_Internet_20_Link"><text:span text:style-name="T2">Урок 50. Устанавливаем System Workbench for STM32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1. Подключаем магнитометр LIS3MDL</text:span></text:a></text:p>
          <text:list>
            <text:list-item>
              <text:p text:style-name="P4"><text:bookmark text:name="subnav111"/><text:a xlink:type="simple" xlink:href="http://narodstream.ru/urok-51-podkljuchaem-magnitometr-lis3mdl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urok-51-podkljuchaem-magnitometr-lis3mdl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urok-51-podkljuchaem-magnitometr-lis3mdl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2. Датчик давления LPS25HB</text:span></text:a></text:p>
          <text:list>
            <text:list-item>
              <text:p text:style-name="P4"><text:bookmark text:name="subnav121"/><text:a xlink:type="simple" xlink:href="http://narodstream.ru/stm-urok-52-datchik-davlenija-lps25hb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2-datchik-davlenija-lps25hb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52-datchik-davlenija-lps25hb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52-datchik-davlenija-lps25hb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53-system-workbench-sozdajom-novyj-proekt/" text:style-name="Internet_20_link" text:visited-style-name="Visited_20_Internet_20_Link"><text:span text:style-name="T2">Урок 53. System Workbench. Создаём новый проект</text:span></text:a> </text:p>
        </text:list-item>
        <text:list-item>
          <text:p text:style-name="P6"><text:a xlink:type="simple" xlink:href="http://narodstream.ru/stm-urok-54-system-workbench-free-rtos/" text:style-name="Internet_20_link" text:visited-style-name="Visited_20_Internet_20_Link"><text:span text:style-name="T2">Урок 54. System Workbench. FreeRTOS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5. Подключаем датчик влажности HTS221</text:span></text:a></text:p>
          <text:list>
            <text:list-item>
              <text:p text:style-name="P4"><text:bookmark text:name="subnav131"/><text:a xlink:type="simple" xlink:href="http://narodstream.ru/stm-urok-55-datchik-vlazhnosti-hts221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5-datchik-vlazhnosti-hts221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6. System Workbench. Подключаем библиотеку BSP</text:span></text:a></text:p>
          <text:list>
            <text:list-item>
              <text:p text:style-name="P4"><text:bookmark text:name="subnav141"/><text:a xlink:type="simple" xlink:href="http://narodstream.ru/stm-urok-56-system-workbench-podkljuchaem-biblioteku-bs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6-system-workbench-podkljuchaem-biblioteku-bsp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7. Wi-Fi. SPWF01SA11. Команды</text:span></text:a></text:p>
          <text:list>
            <text:list-item>
              <text:p text:style-name="P4"><text:bookmark text:name="subnav151"/><text:a xlink:type="simple" xlink:href="http://narodstream.ru/stm-urok-57-wi-fi-spwf01sa11-komand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7-wi-fi-spwf01sa11-komandy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57-wi-fi-spwf01sa11-komandy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58. System Workbench. LCD. SDIO</text:span></text:a></text:p>
          <text:list>
            <text:list-item>
              <text:p text:style-name="P4"><text:bookmark text:name="subnav161"/><text:a xlink:type="simple" xlink:href="http://narodstream.ru/stm-urok-58-system-workbench-lcd-s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58-system-workbench-lcd-sdio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soft-page-break/><text:a xlink:type="simple" xlink:href="http://narodstream.ru/stm-urok-59-modul-lcd-16x2-s-knopkami/" text:style-name="Internet_20_link" text:visited-style-name="Visited_20_Internet_20_Link"><text:span text:style-name="T2">Урок 59. Модуль LCD 16×2 с кнопками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0. F769I-DISCO. WB. LCD. SDIO</text:span></text:a></text:p>
          <text:list>
            <text:list-item>
              <text:p text:style-name="P4"><text:bookmark text:name="subnav171"/><text:a xlink:type="simple" xlink:href="http://narodstream.ru/stm-urok-60-f769i-wb-lcd-sdio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0-f769i-wb-lcd-sdio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1. Модуль LCD 16×2. Работаем с кнопками</text:span></text:a></text:p>
          <text:list>
            <text:list-item>
              <text:p text:style-name="P4"><text:bookmark text:name="subnav181"/><text:a xlink:type="simple" xlink:href="http://narodstream.ru/stm-urok-61-modul-lcd-16x2-rabotaem-s-knopkam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1-modul-lcd-16x2-rabotaem-s-knopkami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1-modul-lcd-16x2-rabotaem-s-knopkami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2. FMC SDRAM</text:span></text:a></text:p>
          <text:list>
            <text:list-item>
              <text:p text:style-name="P4"><text:bookmark text:name="subnav191"/><text:a xlink:type="simple" xlink:href="http://narodstream.ru/stm-urok-62-fmc-sdra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2-fmc-sdram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2-fmc-sdram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2-fmc-sdram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3. Модуль LCD 16×2. МЕНЮ</text:span></text:a></text:p>
          <text:list>
            <text:list-item>
              <text:p text:style-name="P4"><text:bookmark text:name="subnav201"/><text:a xlink:type="simple" xlink:href="http://narodstream.ru/stm-urok-63-modul-lcd-16x2-menyu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3-modul-lcd-16x2-menyu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3-modul-lcd-16x2-menyu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4. HAL. LTDC</text:span></text:a></text:p>
          <text:list>
            <text:list-item>
              <text:p text:style-name="P4"><text:bookmark text:name="subnav211"/><text:a xlink:type="simple" xlink:href="http://narodstream.ru/stm-urok-64-hal-ltd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4-hal-ltdc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4-hal-ltdc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5. Операционный усилитель TSZ124IPT</text:span></text:a></text:p>
          <text:list>
            <text:list-item>
              <text:p text:style-name="P4"><text:bookmark text:name="subnav221"/><text:a xlink:type="simple" xlink:href="http://narodstream.ru/stm-urok-65-podklyuchaem-operacionnyj-usilitel-tsz124ip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5-podklyuchaem-operacionnyj-usilitel-tsz124ip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5-podklyuchaem-operacionnyj-usilitel-tsz124ipt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5-podklyuchaem-operacionnyj-usilitel-tsz124ipt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6. HAL. LTDC. SDRAM</text:span></text:a></text:p>
          <text:list>
            <text:list-item>
              <text:p text:style-name="P4"><text:bookmark text:name="subnav231"/><text:a xlink:type="simple" xlink:href="http://narodstream.ru/stm-urok-66-hal-ltdc-sdra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6-hal-ltdc-sdram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7. HAL. LTDC. BMP</text:span></text:a></text:p>
          <text:list>
            <text:list-item>
              <text:p text:style-name="P4"><text:bookmark text:name="subnav241"/><text:a xlink:type="simple" xlink:href="http://narodstream.ru/stm-urok-67-hal-ltdc-bm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7-hal-ltdc-bmp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8. HAL. LAN. ENC28J60</text:span></text:a></text:p>
          <text:list>
            <text:list-item>
              <text:p text:style-name="P4"><text:bookmark text:name="subnav251"/><text:a xlink:type="simple" xlink:href="http://narodstream.ru/stm-urok-68-lan-enc28j6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8-lan-enc28j60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8-lan-enc28j60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8-lan-enc28j60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68-lan-enc28j60-chast-5/" text:style-name="Internet_20_link" text:visited-style-name="Visited_20_Internet_20_Link"><text:span text:style-name="T6">Часть 5</text:span></text:a><text:span text:style-name="T5"> </text:span></text:p>
            </text:list-item>
            <text:list-item>
              <text:p text:style-name="P7"><text:a xlink:type="simple" xlink:href="http://narodstream.ru/stm-urok-68-lan-enc28j60-chast-6/" text:style-name="Internet_20_link" text:visited-style-name="Visited_20_Internet_20_Link"><text:span text:style-name="T6">Часть 6</text:span></text:a><text:span text:style-name="T5"> </text:span></text:p>
            </text:list-item>
            <text:list-item>
              <text:p text:style-name="P7"><text:a xlink:type="simple" xlink:href="http://narodstream.ru/stm-urok-68-lan-enc28j60-chast-7/" text:style-name="Internet_20_link" text:visited-style-name="Visited_20_Internet_20_Link"><text:span text:style-name="T6">Часть 7</text:span></text:a><text:span text:style-name="T5"> </text:span></text:p>
            </text:list-item>
            <text:list-item>
              <text:p text:style-name="P7"><text:a xlink:type="simple" xlink:href="http://narodstream.ru/stm-urok-68-lan-enc28j60-chast-8/" text:style-name="Internet_20_link" text:visited-style-name="Visited_20_Internet_20_Link"><text:span text:style-name="T6">Часть 8</text:span></text:a><text:span text:style-name="T5"> </text:span></text:p>
            </text:list-item>
            <text:list-item>
              <text:p text:style-name="P7"><text:a xlink:type="simple" xlink:href="http://narodstream.ru/stm-urok-68-lan-enc28j60-chast-9/" text:style-name="Internet_20_link" text:visited-style-name="Visited_20_Internet_20_Link"><text:span text:style-name="T6">Часть 9</text:span></text:a><text:span text:style-name="T5"> </text:span></text:p>
            </text:list-item>
            <text:list-item>
              <text:p text:style-name="P7"><text:a xlink:type="simple" xlink:href="http://narodstream.ru/stm-urok-68-lan-enc28j60-chast-10/" text:style-name="Internet_20_link" text:visited-style-name="Visited_20_Internet_20_Link"><text:span text:style-name="T6">Часть 10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69. HAL. LTDC. DMA2D</text:span></text:a></text:p>
          <text:list>
            <text:list-item>
              <text:p text:style-name="P4"><text:bookmark text:name="subnav261"/><text:a xlink:type="simple" xlink:href="http://narodstream.ru/stm-urok-69-hal-ltdc-dma2d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69-hal-ltdc-dma2d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9-hal-ltdc-dma2d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0. HAL. LTDC. Вывод текста на дисплей</text:span></text:a></text:p>
          <text:list>
            <text:list-item>
              <text:p text:style-name="P4"><text:bookmark text:name="subnav271"/><text:a xlink:type="simple" xlink:href="http://narodstream.ru/stm-urok-70-hal-ltdc-vyvod-tekst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70-hal-ltdc-vyvod-tekst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1. LAN. ENC28J60. ARP</text:span></text:a></text:p>
          <text:list>
            <text:list-item>
              <text:p text:style-name="P4"><text:bookmark text:name="subnav281"/><text:a xlink:type="simple" xlink:href="http://narodstream.ru/stm-urok-68-lan-enc28j60-ar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soft-page-break/><text:a xlink:type="simple" xlink:href="http://narodstream.ru/stm-urok-68-lan-enc28j60-arp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68-lan-enc28j60-arp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68-lan-enc28j60-arp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2. Touch panel FT5336</text:span></text:a></text:p>
          <text:list>
            <text:list-item>
              <text:p text:style-name="P4"><text:bookmark text:name="subnav291"/><text:a xlink:type="simple" xlink:href="http://narodstream.ru/stm-urok-72-touch-panel-ft5336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72-touch-panel-ft5336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72-touch-panel-ft5336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72-touch-panel-ft5336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73. HAL. LTDC. EmWin. Подключение библиотеки</text:span></text:a></text:p>
          <text:list>
            <text:list-item>
              <text:p text:style-name="P4"><text:bookmark text:name="subnav301"/><text:a xlink:type="simple" xlink:href="http://narodstream.ru/stm-urok-73-hal-ltdc-emwin-podklyuchenie-bibliotek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73-hal-ltdc-emwin-podklyuchenie-biblioteki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73-hal-ltdc-emwin-podklyuchenie-biblioteki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74-hal-exti-ili-vneshnie-preryvaniya/" text:style-name="Internet_20_link" text:visited-style-name="Visited_20_Internet_20_Link"><text:span text:style-name="T2">Урок 74. EXTI или внешние прерывания</text:span></text:a> </text:p>
        </text:list-item>
        <text:list-item>
          <text:p text:style-name="P6"><text:a xlink:type="simple" xlink:href="http://narodstream.ru/stm-urok-75-hal-ltdc-emwin-bmp-multiple-buffering/" text:style-name="Internet_20_link" text:visited-style-name="Visited_20_Internet_20_Link"><text:span text:style-name="T2">Урок 75. LTDC. EmWin. BMP. Multiple Buffering</text:span></text:a> </text:p>
        </text:list-item>
        <text:list-item>
          <text:p text:style-name="P6"><text:a xlink:type="simple" xlink:href="http://narodstream.ru/stm-urok-76-hal-ltdc-emwin-multilayer-transparency/" text:style-name="Internet_20_link" text:visited-style-name="Visited_20_Internet_20_Link"><text:span text:style-name="T2">Урок 76. HAL. LTDC. EmWin. MultiLayer. Transparency</text:span></text:a> </text:p>
        </text:list-item>
        <text:list-item>
          <text:p text:style-name="P6"><text:a xlink:type="simple" xlink:href="http://narodstream.ru/stm_urok-77_lan_enc28j60_podkljuchaem_vneshnie_preryvanija_exti/" text:style-name="Internet_20_link" text:visited-style-name="Visited_20_Internet_20_Link"><text:span text:style-name="T2">Урок 77. LAN. ENC28J60. Внешние прерывания (EXTI)</text:span></text:a> </text:p>
        </text:list-item>
        <text:list-item>
          <text:p text:style-name="P6"><text:a xlink:type="simple" xlink:href="http://narodstream.ru/stm-urok-78-hal-ltdc-emwin-window-manager/" text:style-name="Internet_20_link" text:visited-style-name="Visited_20_Internet_20_Link"><text:span text:style-name="T2">Урок 78. HAL. LTDC. EmWin. Window Manager</text:span></text:a> </text:p>
        </text:list-item>
        <text:list-item>
          <text:p text:style-name="P6"><text:a xlink:type="simple" xlink:href="http://narodstream.ru/stm-urok-79-hal-ltdc-emwin-podklyuchaem-akselerometr-lsm6ds0/" text:style-name="Internet_20_link" text:visited-style-name="Visited_20_Internet_20_Link"><text:span text:style-name="T2">Урок 79. HAL. LTDC. EmWin. Подключаем акселерометр LSM6DS0</text:span></text:a> </text:p>
        </text:list-item>
        <text:list-item>
          <text:p text:style-name="P6"><text:a xlink:type="simple" xlink:href="http://narodstream.ru/stm-urok-80-lan-enc28j60-udp-server/" text:style-name="Internet_20_link" text:visited-style-name="Visited_20_Internet_20_Link"><text:span text:style-name="T2">Урок 80. LAN. ENC28J60. UDP Server</text:span></text:a> </text:p>
        </text:list-item>
        <text:list-item>
          <text:p text:style-name="P6"><text:a xlink:type="simple" xlink:href="http://narodstream.ru/stm-urok-81-lan-enc28j60-udp-client/" text:style-name="Internet_20_link" text:visited-style-name="Visited_20_Internet_20_Link"><text:span text:style-name="T2">Урок 81. LAN. ENC28J60. UDP Client</text:span></text:a> </text:p>
        </text:list-item>
        <text:list-item>
          <text:p text:style-name="P6"><text:a xlink:type="simple" xlink:href="http://narodstream.ru/stm-urok-82-lan-enc28j60-udalyonnyj-dostup/" text:style-name="Internet_20_link" text:visited-style-name="Visited_20_Internet_20_Link"><text:span text:style-name="T2">Урок 82. LAN. ENC28J60. Удаленный доступ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3. LAN. ENC28J60. NTP. Узнаём точное время</text:span></text:a></text:p>
          <text:list>
            <text:list-item>
              <text:p text:style-name="P4"><text:bookmark text:name="subnav311"/><text:a xlink:type="simple" xlink:href="http://narodstream.ru/stm-urok-83-lan-enc28j60-ntp-uznayom-tochnoe-vremy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3-lan-enc28j60-ntp-uznayom-tochnoe-vremy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4. LAN. ENC28J60. TCP Server. Соединение</text:span></text:a></text:p>
          <text:list>
            <text:list-item>
              <text:p text:style-name="P4"><text:bookmark text:name="subnav321"/><text:a xlink:type="simple" xlink:href="http://narodstream.ru/stm-urok-84-lan-enc28j60-tcp-server-ustanavlivaem-i-razryvaem-soedineni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4-lan-enc28j60-tcp-server-ustanavlivaem-i-razryvaem-soedineni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85-lan-enc28j60-tcp-server-peredayom-dannye/" text:style-name="Internet_20_link" text:visited-style-name="Visited_20_Internet_20_Link"><text:span text:style-name="T2">Урок 85. LAN. ENC28J60. TCP Server. Передача данных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6. LAN. ENC28J60. HTTP Server. Передаём малую страницу</text:span></text:a></text:p>
          <text:list>
            <text:list-item>
              <text:p text:style-name="P4"><text:bookmark text:name="subnav331"/><text:a xlink:type="simple" xlink:href="http://narodstream.ru/stm-urok-86-lan-enc28j60-tcp-web-server-peredayom-maluyu-stranicu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6-lan-enc28j60-tcp-web-server-peredayom-maluyu-stranicu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7. LAN. ENC28J60. HTTP Server. Передаём страницу побольше</text:span></text:a></text:p>
          <text:list>
            <text:list-item>
              <text:p text:style-name="P4"><text:bookmark text:name="subnav341"/><text:a xlink:type="simple" xlink:href="http://narodstream.ru/stm-urok-87-lan-enc28j60-tcp-web-server-peredayom-stranicu-pobolsh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7-lan-enc28j60-tcp-web-server-peredayom-stranicu-pobolsh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88. SD. SPI. FATFS</text:span></text:a></text:p>
          <text:list>
            <text:list-item>
              <text:p text:style-name="P4"><text:bookmark text:name="subnav351"/><text:a xlink:type="simple" xlink:href="http://narodstream.ru/stm-urok-88-sd-spi-fatfs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88-sd-spi-fatfs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88-sd-spi-fatfs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88-sd-spi-fatfs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89-lan-enc28j60-tcp-web-server-podklyuchaem-kartu-sd/" text:style-name="Internet_20_link" text:visited-style-name="Visited_20_Internet_20_Link"><text:span text:style-name="T2">Урок 89. LAN. ENC28J60. HTTP Server. Подключаем карту SD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0. Датчик освещённости VL6180X</text:span></text:a></text:p>
          <text:list>
            <text:list-item>
              <text:p text:style-name="P4"><text:bookmark text:name="subnav361"/><text:a xlink:type="simple" xlink:href="http://narodstream.ru/stm_urok_90_datchik_osveshhjonnosti_vl6180x_chast_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_urok_90_datchik_osveshhjonnosti_vl6180x_chast_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1. LAN. W5500. HTTP Server</text:span></text:a></text:p>
          <text:list>
            <text:list-item>
              <text:p text:style-name="P4"><text:bookmark text:name="subnav371"/><text:a xlink:type="simple" xlink:href="http://narodstream.ru/stm-urok-91-lan-w5500-htt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91-lan-w5500-http-server-chast-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soft-page-break/><text:a xlink:type="simple" xlink:href="http://narodstream.ru/programmirovanie-mk-stm32/#!" text:style-name="Internet_20_link" text:visited-style-name="Visited_20_Internet_20_Link"><text:span text:style-name="T2">Урок 92. Датчик температуры DS18B20</text:span></text:a></text:p>
          <text:list>
            <text:list-item>
              <text:p text:style-name="P4"><text:bookmark text:name="subnav381"/><text:a xlink:type="simple" xlink:href="http://narodstream.ru/stm-urok-92-datchik-temperatury-ds18b2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2-datchik-temperatury-ds18b20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2-datchik-temperatury-ds18b20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3. LAN. W5500. HTTP Server. Сокеты</text:span></text:a></text:p>
          <text:list>
            <text:list-item>
              <text:p text:style-name="P4"><text:bookmark text:name="subnav391"/><text:a xlink:type="simple" xlink:href="http://narodstream.ru/stm-urok-93-lan-w5500-http-server-soket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3-lan-w5500-http-server-sokety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4. DS18B20. Несколько датчиков на одной шине</text:span></text:a></text:p>
          <text:list>
            <text:list-item>
              <text:p text:style-name="P4"><text:bookmark text:name="subnav401"/><text:a xlink:type="simple" xlink:href="http://narodstream.ru/stm-urok-94-ds18b20-podklyuchaem-neskolko-datchikov-na-provod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4-ds18b20-podklyuchaem-neskolko-datchikov-na-provod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4-ds18b20-podklyuchaem-neskolko-datchikov-na-provod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5. LAN. W5500. FTP Server</text:span></text:a></text:p>
          <text:list>
            <text:list-item>
              <text:p text:style-name="P4"><text:bookmark text:name="subnav411"/><text:a xlink:type="simple" xlink:href="http://narodstream.ru/stm-urok-95-lan-w5500-ft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5-lan-w5500-ftp-server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5-lan-w5500-ftp-server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95-lan-w5500-ftp-server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6. LAN8720. LWIP. TCP Client</text:span></text:a></text:p>
          <text:list>
            <text:list-item>
              <text:p text:style-name="P4"><text:bookmark text:name="subnav421"/><text:a xlink:type="simple" xlink:href="http://narodstream.ru/stm-urok-96-lan8720-lwip-tcp-clien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6-lan8720-lwip-tcp-clien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96-lan8720-lwip-tcp-client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97-podklyuchaem-bluetooth-modul-hc-05/" text:style-name="Internet_20_link" text:visited-style-name="Visited_20_Internet_20_Link"><text:span text:style-name="T2">Урок 97. Подключаем bluetooth-модуль HC-05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8. LAN8720. LWIP. TCP Server</text:span></text:a></text:p>
          <text:list>
            <text:list-item>
              <text:p text:style-name="P4"><text:bookmark text:name="subnav431"/><text:a xlink:type="simple" xlink:href="http://narodstream.ru/stm-urok-98-lan8720-lwip-tc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8-lan8720-lwip-tcp-server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99. HC-05. Master. Соединяем два МК</text:span></text:a></text:p>
          <text:list>
            <text:list-item>
              <text:p text:style-name="P4"><text:bookmark text:name="subnav441"/><text:a xlink:type="simple" xlink:href="http://narodstream.ru/stm-urok-99-hc-05-master-soedinyaem-dva-mk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99-hc-05-master-soedinyaem-dva-mk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0. LAN8720. LWIP. TCP. Соединяем два контроллера</text:span></text:a></text:p>
          <text:list>
            <text:list-item>
              <text:p text:style-name="P4"><text:bookmark text:name="subnav451"/><text:a xlink:type="simple" xlink:href="http://narodstream.ru/stm-urok-100-lan8720-lwip-tcp-soedinyaem-dva-kontroller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0-lan8720-lwip-tcp-soedinyaem-dva-kontroller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01-hc-05-peredayom-temperaturu/" text:style-name="Internet_20_link" text:visited-style-name="Visited_20_Internet_20_Link"><text:span text:style-name="T2">Урок 101. HC-05. Передаём температуру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2. LAN8720. LWIP. HTTP RAW</text:span></text:a></text:p>
          <text:list>
            <text:list-item>
              <text:p text:style-name="P4"><text:bookmark text:name="subnav461"/><text:a xlink:type="simple" xlink:href="http://narodstream.ru/stm-urok-102-lan8720-lwip-http-raw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2-lan8720-lwip-http-raw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3. Модули NRF24L01</text:span></text:a></text:p>
          <text:list>
            <text:list-item>
              <text:p text:style-name="P4"><text:bookmark text:name="subnav471"/><text:a xlink:type="simple" xlink:href="http://narodstream.ru/stm-urok-103-moduli-nrf24l01-chast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3-moduli-nrf24l01-chast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03-moduli-nrf24l01-chast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03-moduli-nrf24l01-chast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4. FreeRTOS. Бинарные (двоичные) семафоры</text:span></text:a></text:p>
          <text:list>
            <text:list-item>
              <text:p text:style-name="P4"><text:bookmark text:name="subnav481"/><text:a xlink:type="simple" xlink:href="http://narodstream.ru/stm-urok-104-freertos-binarnye-semafor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4-freertos-binarnye-semafory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5. NRF24L01. Передаём данные</text:span></text:a></text:p>
          <text:list>
            <text:list-item>
              <text:p text:style-name="P4"><text:bookmark text:name="subnav491"/><text:a xlink:type="simple" xlink:href="http://narodstream.ru/stm-urok-105-nrf24l01-peredayom-danny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5-nrf24l01-peredayom-danny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6. FreeRTOS. Динамическое создание и уничтожение задач</text:span></text:a></text:p>
          <text:list>
            <text:list-item>
              <text:p text:style-name="P4"><text:bookmark text:name="subnav501"/><text:a xlink:type="simple" xlink:href="http://narodstream.ru/stm-urok-106-freertos-dinamicheskoe-sozdanie-i-unichtozhenie-zadach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6-freertos-dinamicheskoe-sozdanie-i-unichtozhenie-zadach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07. Датчик влажности и температуры DHT22</text:span></text:a></text:p>
          <text:list>
            <text:list-item>
              <text:p text:style-name="P4"><text:bookmark text:name="subnav511"/><text:a xlink:type="simple" xlink:href="http://narodstream.ru/stm-urok-107-datchik-vlazhnosti-i-temperatury-dht22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07-datchik-vlazhnosti-i-temperatury-dht22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08-freertos-parametry/" text:style-name="Internet_20_link" text:visited-style-name="Visited_20_Internet_20_Link"><text:span text:style-name="T2">Урок 108. FreeRTOS. Параметры</text:span></text:a> </text:p>
        </text:list-item>
        <text:list-item>
          <text:p text:style-name="P6"><text:soft-page-break/><text:a xlink:type="simple" xlink:href="http://narodstream.ru/stm-urok-109-nrf24l01-peredayom-vlazhnost-i-temperaturu-s-datchika-dht22/" text:style-name="Internet_20_link" text:visited-style-name="Visited_20_Internet_20_Link"><text:span text:style-name="T2">Урок 109. NRF24L01. Передаём температуру и влажность с датчика DHT22 </text:span></text:a></text:p>
        </text:list-item>
        <text:list-item>
          <text:p text:style-name="P6"><text:a xlink:type="simple" xlink:href="http://narodstream.ru/stm-urok-110-freertos-prioritety-zadach/" text:style-name="Internet_20_link" text:visited-style-name="Visited_20_Internet_20_Link"><text:span text:style-name="T2">Урок 110. FreeRTOS. Приоритеты задач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1. FreeRTOS. Очереди</text:span></text:a></text:p>
          <text:list>
            <text:list-item>
              <text:p text:style-name="P4"><text:bookmark text:name="subnav521"/><text:a xlink:type="simple" xlink:href="http://narodstream.ru/stm-urok-111-freertos-ochered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1-freertos-ocheredi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12-freertos-tajmery/" text:style-name="Internet_20_link" text:visited-style-name="Visited_20_Internet_20_Link"><text:span text:style-name="T2">Урок 112. FreeRTOS. Таймеры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3. NRF24L01. Несколько передатчиков</text:span></text:a></text:p>
          <text:list>
            <text:list-item>
              <text:p text:style-name="P4"><text:bookmark text:name="subnav531"/><text:a xlink:type="simple" xlink:href="http://narodstream.ru/stm-urok-113-nrf24l01-neskolko-peredatchikov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3-nrf24l01-neskolko-peredatchikov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13-nrf24l01-neskolko-peredatchikov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14-freertos-prodvinutaya-zaderzhka-delayuntil/" text:style-name="Internet_20_link" text:visited-style-name="Visited_20_Internet_20_Link"><text:span text:style-name="T2">Урок 114. FreeRTOS. Продвинутая задержка DelayUntil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5. NRF24L01. Несколько приемников</text:span></text:a></text:p>
          <text:list>
            <text:list-item>
              <text:p text:style-name="P4"><text:bookmark text:name="subnav541"/><text:a xlink:type="simple" xlink:href="http://narodstream.ru/stm-urok-115-nrf24l01-neskolko-priemnikov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5-nrf24l01-neskolko-priemnikov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6. FreeRTOS. Прерывания. Очереди в прерываниях</text:span></text:a></text:p>
          <text:list>
            <text:list-item>
              <text:p text:style-name="P4"><text:bookmark text:name="subnav551"/><text:a xlink:type="simple" xlink:href="http://narodstream.ru/stm-urok-116-freertos-preryvaniya-ocheredi-v-preryvaniyax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6-freertos-preryvaniya-ocheredi-v-preryvaniyax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17-nrf24l01-obmen-informaciej/" text:style-name="Internet_20_link" text:visited-style-name="Visited_20_Internet_20_Link"><text:span text:style-name="T2">Урок 117. NRF24L01. Обмен информацией</text:span></text:a> </text:p>
        </text:list-item>
        <text:list-item>
          <text:p text:style-name="P6"><text:a xlink:type="simple" xlink:href="http://narodstream.ru/stm-urok-118-lan8720-lwip-raw-udp-client/" text:style-name="Internet_20_link" text:visited-style-name="Visited_20_Internet_20_Link"><text:span text:style-name="T2">Урок 118. LAN8720. LWIP. RAW. UDP Client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19. WS2812B. Лента на умных светодиодах RGB</text:span></text:a></text:p>
          <text:list>
            <text:list-item>
              <text:p text:style-name="P4"><text:bookmark text:name="subnav561"/><text:a xlink:type="simple" xlink:href="http://narodstream.ru/stm-urok-119-ws2812b-lenta-na-umnyx-svetodiodax-rgb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19-ws2812b-lenta-na-umnyx-svetodiodax-rgb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19-ws2812b-lenta-na-umnyx-svetodiodax-rgb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20-lan8742f-lwip-netconn-udp-server/" text:style-name="Internet_20_link" text:visited-style-name="Visited_20_Internet_20_Link"><text:span text:style-name="T2">Урок 120. LAN8742A. LWIP. NETCONN. UDP Server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1. Датчик температуры, давления и влажности BME280</text:span></text:a></text:p>
          <text:list>
            <text:list-item>
              <text:p text:style-name="P4"><text:bookmark text:name="subnav571"/><text:a xlink:type="simple" xlink:href="http://narodstream.ru/stm-urok-121-datchik-temperatury-davleniya-i-vlazhnosti-bme280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1-datchik-temperatury-davleniya-i-vlazhnosti-bme280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21-datchik-temperatury-davleniya-i-vlazhnosti-bme280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21-datchik-temperatury-davleniya-i-vlazhnosti-bme280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22-lan87xx-lwip-netconn-udp-soedinyaem-dva-kontrolera/" text:style-name="Internet_20_link" text:visited-style-name="Visited_20_Internet_20_Link"><text:span text:style-name="T2">Урок 122. LAN87XX. LWIP. NETCONN. UDP. Соединяем два контролера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3. LAN87XX. LWIP. NETCONN. UDP. Соединяем три контролера</text:span></text:a></text:p>
          <text:list>
            <text:list-item>
              <text:p text:style-name="P4"><text:bookmark text:name="subnav581"/><text:a xlink:type="simple" xlink:href="http://narodstream.ru/stm-urok-123-lan87xx-lwip-netconn-udp-soedinyaem-tri-kontroler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3-lan87xx-lwip-netconn-udp-soedinyaem-tri-kontroler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24-lan8742a-lwip-netconn-tcp-server/" text:style-name="Internet_20_link" text:visited-style-name="Visited_20_Internet_20_Link"><text:span text:style-name="T2">Урок 124. LAN8742A. LWIP. NETCONN. TCP Server</text:span></text:a> </text:p>
        </text:list-item>
        <text:list-item>
          <text:p text:style-name="P6"><text:a xlink:type="simple" xlink:href="http://narodstream.ru/stm-urok-125-lan8742a-lwip-netconn-tcp-client/" text:style-name="Internet_20_link" text:visited-style-name="Visited_20_Internet_20_Link"><text:span text:style-name="T2">Урок 125. LAN8742A. LWIP. NETCONN. TCP Client</text:span></text:a> </text:p>
        </text:list-item>
        <text:list-item>
          <text:p text:style-name="P6"><text:a xlink:type="simple" xlink:href="http://narodstream.ru/stm-urok-126-lan8742a-lwip-netconn-tcp-soedinyaem-dva-kontrolera/" text:style-name="Internet_20_link" text:visited-style-name="Visited_20_Internet_20_Link"><text:span text:style-name="T2">Урок 126. LAN8742A. LWIP. NETCONN. TCP. Соединяем два контролера </text:span></text:a></text:p>
        </text:list-item>
        <text:list-item>
          <text:p text:style-name="P6"><text:a xlink:type="simple" xlink:href="http://narodstream.ru/stm-urok-127-lan8742a-lwip-netconn-http-server/" text:style-name="Internet_20_link" text:visited-style-name="Visited_20_Internet_20_Link"><text:span text:style-name="T2">Урок 127. LAN8742A. LWIP. NETCONN. HTTP Server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8. LAN8742A. LWIP. NETCONN. HTTP. AJAX</text:span></text:a></text:p>
          <text:list>
            <text:list-item>
              <text:p text:style-name="P4"><text:bookmark text:name="subnav591"/><text:a xlink:type="simple" xlink:href="http://narodstream.ru/stm-urok-128-lan8742a-lwip-netconn-http-ajax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8-lan8742a-lwip-netconn-http-ajax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28-lan8742a-lwip-netconn-http-ajax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29. LAN8742A. LWIP. NETCONN. HTTP. WebSocket</text:span></text:a></text:p>
          <text:list>
            <text:list-item>
              <text:p text:style-name="P4"><text:bookmark text:name="subnav601"/><text:a xlink:type="simple" xlink:href="http://narodstream.ru/stm-urok-129-lan8742a-lwip-netconn-http-websocket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29-lan8742a-lwip-netconn-http-websocket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29-lan8742a-lwip-netconn-http-websocket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29-lan8742a-lwip-netconn-http-websocket-chast-4/" text:style-name="Internet_20_link" text:visited-style-name="Visited_20_Internet_20_Link"><text:span text:style-name="T6">Часть 4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30. LAN8742A. LWIP. NETCONN. NTP. Узнаём точное время</text:span></text:a></text:p>
          <text:list>
            <text:list-item>
              <text:p text:style-name="P4"><text:bookmark text:name="subnav611"/><text:a xlink:type="simple" xlink:href="http://narodstream.ru/stm-urok-130-lan8742a-lwip-netconn-ntp-uznayom-tochnoe-vremy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30-lan8742a-lwip-netconn-ntp-uznayom-tochnoe-vremy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31. LAN8742A. LWIP. SOCKET. UDP Server</text:span></text:a></text:p>
          <text:list>
            <text:list-item>
              <text:p text:style-name="P4"><text:bookmark text:name="subnav621"/><text:a xlink:type="simple" xlink:href="http://narodstream.ru/stm-urok-131-lan8742a-lwip-socket-udp-server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31-lan8742a-lwip-socket-udp-server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soft-page-break/><text:a xlink:type="simple" xlink:href="http://narodstream.ru/stm-urok-132-lan8742a-lwip-socket-udp-soedinyaem-dva-kontrollera/" text:style-name="Internet_20_link" text:visited-style-name="Visited_20_Internet_20_Link"><text:span text:style-name="T2">Урок 132. LAN8742A. LWIP. SOCKET. UDP. Соединяем два контроллера</text:span></text:a> </text:p>
        </text:list-item>
        <text:list-item>
          <text:p text:style-name="P6"><text:a xlink:type="simple" xlink:href="http://narodstream.ru/stm-urok-133-lan8742a-lwip-socket-tcp-server/" text:style-name="Internet_20_link" text:visited-style-name="Visited_20_Internet_20_Link"><text:span text:style-name="T2">Урок 133. LAN8742A. LWIP. SOCKET. TCP Server</text:span></text:a> </text:p>
        </text:list-item>
        <text:list-item>
          <text:p text:style-name="P6"><text:a xlink:type="simple" xlink:href="http://narodstream.ru/stm-urok-134-lan8742a-lwip-socket-tcp-client/" text:style-name="Internet_20_link" text:visited-style-name="Visited_20_Internet_20_Link"><text:span text:style-name="T2">Урок 134. LAN8742A. LWIP. SOCKET. TCP Client</text:span></text:a> </text:p>
        </text:list-item>
        <text:list-item>
          <text:p text:style-name="P6"><text:a xlink:type="simple" xlink:href="http://narodstream.ru/stm-urok-135-lan8742a-lwip-socket-tcp-soedinyaem-tri-kontrolera/" text:style-name="Internet_20_link" text:visited-style-name="Visited_20_Internet_20_Link"><text:span text:style-name="T2">Урок 135. LAN8742A. LWIP. SOCKET. TCP. Соединяем три контролера</text:span></text:a> </text:p>
        </text:list-item>
        <text:list-item>
          <text:p text:style-name="P6"><text:a xlink:type="simple" xlink:href="http://narodstream.ru/stm-urok-136-lan8742a-lwip-socket-http-server/" text:style-name="Internet_20_link" text:visited-style-name="Visited_20_Internet_20_Link"><text:span text:style-name="T2">Урок 136. LAN8742A. LWIP. SOCKET. HTTP Server</text:span></text:a> </text:p>
        </text:list-item>
        <text:list-item>
          <text:p text:style-name="P6"><text:a xlink:type="simple" xlink:href="http://narodstream.ru/stm-urok-137-lan8742a-lwip-socket-http-ajax/" text:style-name="Internet_20_link" text:visited-style-name="Visited_20_Internet_20_Link"><text:span text:style-name="T2">Урок 137. LAN8742A. LWIP. SOCKET. HTTP. AJAX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38. Independent watchdog (IWDG)</text:span></text:a></text:p>
          <text:list>
            <text:list-item>
              <text:p text:style-name="P4"><text:bookmark text:name="subnav631"/><text:a xlink:type="simple" xlink:href="http://narodstream.ru/stm-urok-138-independent-watchdog-iwdg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38-independent-watchdog-iwdg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39-lan8742a-lwip-socket-http-websocket/" text:style-name="Internet_20_link" text:visited-style-name="Visited_20_Internet_20_Link"><text:span text:style-name="T2">Урок 139. LAN8742A. LWIP. SOCKET. HTTP. WebSocket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0. Window watchdog (WWDG)</text:span></text:a></text:p>
          <text:list>
            <text:list-item>
              <text:p text:style-name="P4"><text:bookmark text:name="subnav641"/><text:a xlink:type="simple" xlink:href="http://narodstream.ru/stm-urok-140-window-watchdog-wwdg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0-window-watchdog-wwdg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1. USB HS Host MSC Standalone</text:span></text:a></text:p>
          <text:list>
            <text:list-item>
              <text:p text:style-name="P4"><text:bookmark text:name="subnav651"/><text:a xlink:type="simple" xlink:href="http://narodstream.ru/stm-urok-141-usb-hs-host-msc-standalon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1-usb-hs-host-msc-standalon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2. WS2812B. Ленты на 150-300 светодиодов</text:span></text:a></text:p>
          <text:list>
            <text:list-item>
              <text:p text:style-name="P4"><text:bookmark text:name="subnav661"/><text:a xlink:type="simple" xlink:href="http://narodstream.ru/stm-urok-142-ws2812b-podklyuchaem-lenty-kolichestvom-150-300-svetodiodov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3/" text:style-name="Internet_20_link" text:visited-style-name="Visited_20_Internet_20_Link"><text:span text:style-name="T6">Часть 3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4/" text:style-name="Internet_20_link" text:visited-style-name="Visited_20_Internet_20_Link"><text:span text:style-name="T6">Часть 4</text:span></text:a><text:span text:style-name="T5"> </text:span></text:p>
            </text:list-item>
            <text:list-item>
              <text:p text:style-name="P7"><text:a xlink:type="simple" xlink:href="http://narodstream.ru/stm-urok-142-ws2812b-podklyuchaem-lenty-kolichestvom-150-300-svetodiodov-chast-5/" text:style-name="Internet_20_link" text:visited-style-name="Visited_20_Internet_20_Link"><text:span text:style-name="T6">Часть 5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3. USB HS Host MSC FREERTOS</text:span></text:a></text:p>
          <text:list>
            <text:list-item>
              <text:p text:style-name="P4"><text:bookmark text:name="subnav671"/><text:a xlink:type="simple" xlink:href="http://narodstream.ru/stm-urok-143-usb-hs-host-msc-freertos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3-usb-hs-host-msc-freertos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4. Режимы пониженного энергопотребления. SLEEP</text:span></text:a></text:p>
          <text:list>
            <text:list-item>
              <text:p text:style-name="P4"><text:bookmark text:name="subnav681"/><text:a xlink:type="simple" xlink:href="http://narodstream.ru/stm-urok-144-rezhimy-ponizhennogo-energopotrebleniya-sleep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4-rezhimy-ponizhennogo-energopotrebleniya-sleep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5. WS2812B. Новые эффекты и оптимизация кода</text:span></text:a></text:p>
          <text:list>
            <text:list-item>
              <text:p text:style-name="P4"><text:bookmark text:name="subnav691"/><text:a xlink:type="simple" xlink:href="http://narodstream.ru/stm-urok-145-ws2812b-novye-effekty-i-optimizaciya-kod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5-ws2812b-novye-effekty-i-optimizaciya-koda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45-ws2812b-novye-effekty-i-optimizaciya-koda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46-biblioteka-ll-svetodiody-i-knopka/" text:style-name="Internet_20_link" text:visited-style-name="Visited_20_Internet_20_Link"><text:span text:style-name="T2">Урок 146. Библиотека LL. Светодиоды и кнопка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47. LL. Таймеры</text:span></text:a></text:p>
          <text:list>
            <text:list-item>
              <text:p text:style-name="P4"><text:bookmark text:name="subnav701"/><text:a xlink:type="simple" xlink:href="http://narodstream.ru/stm-urok-147-ll-tajmery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47-ll-tajmery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48-ll-dinamicheskaya-indikaciya/" text:style-name="Internet_20_link" text:visited-style-name="Visited_20_Internet_20_Link"><text:span text:style-name="T2">Урок 148. LL. Динамическая индикация</text:span></text:a> </text:p>
        </text:list-item>
        <text:list-item>
          <text:p text:style-name="P6"><text:a xlink:type="simple" xlink:href="http://narodstream.ru/stm-urok-149-ll-pwm-shim-migaem-svetodiodami-plavno/" text:style-name="Internet_20_link" text:visited-style-name="Visited_20_Internet_20_Link"><text:span text:style-name="T2">Урок 149. LL. PWM (ШИМ). Мигаем светодиодами плавно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0. LL. I2C. Подключаем внешний EEPROM</text:span></text:a></text:p>
          <text:list>
            <text:list-item>
              <text:p text:style-name="P4"><text:bookmark text:name="subnav711"/><text:a xlink:type="simple" xlink:href="http://narodstream.ru/stm-urok-150-ll-i2c-podklyuchaem-vneshnij-eepro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0-ll-i2c-podklyuchaem-vneshnij-eeprom-chast-2/" text:style-name="Internet_20_link" text:visited-style-name="Visited_20_Internet_20_Link"><text:span text:style-name="T6">Часть 2</text:span></text:a><text:span text:style-name="T5"> </text:span></text:p>
            </text:list-item>
            <text:list-item>
              <text:p text:style-name="P7"><text:a xlink:type="simple" xlink:href="http://narodstream.ru/stm-urok-150-ll-i2c-podklyuchaem-vneshnij-eeprom-chast-3/" text:style-name="Internet_20_link" text:visited-style-name="Visited_20_Internet_20_Link"><text:span text:style-name="T6">Часть 3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51-ll-i2c-perexodnik-dlya-lcd-16x2/" text:style-name="Internet_20_link" text:visited-style-name="Visited_20_Internet_20_Link"><text:span text:style-name="T2">Урок 151. LL. I2C. Переходник для LCD 16×2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2. LL. SPI. Драйвер индикатора MAX7219</text:span></text:a></text:p>
          <text:list>
            <text:list-item>
              <text:p text:style-name="P4"><text:bookmark text:name="subnav721"/><text:a xlink:type="simple" xlink:href="http://narodstream.ru/stm-urok-152-ll-spi-drajver-indikatora-max7219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2-ll-spi-drajver-indikatora-max7219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3. HAL. SPI. Соединяем два контроллера</text:span></text:a></text:p>
          <text:list>
            <text:list-item>
              <text:p text:style-name="P4"><text:bookmark text:name="subnav731"/><text:a xlink:type="simple" xlink:href="http://narodstream.ru/stm-urok-153-hal-spi-soedinyaem-dva-kontrollera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3-hal-spi-soedinyaem-dva-kontrollera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54-ll-spi-soedinyaem-dva-kontrollera/" text:style-name="Internet_20_link" text:visited-style-name="Visited_20_Internet_20_Link"><text:span text:style-name="T2">Урок 154. LL. SPI. Соединяем два контроллера</text:span></text:a> </text:p>
        </text:list-item>
        <text:list-item>
          <text:p text:style-name="P6"><text:a xlink:type="simple" xlink:href="http://narodstream.ru/stm-urok-155-hal-dma-mem2mem/" text:style-name="Internet_20_link" text:visited-style-name="Visited_20_Internet_20_Link"><text:span text:style-name="T2">Урок 155. HAL. DMA. MEM2MEM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56. LL. DMA. MEM2MEM</text:span></text:a></text:p>
          <text:list>
            <text:list-item>
              <text:p text:style-name="P4"><text:bookmark text:name="subnav741"/><text:soft-page-break/><text:a xlink:type="simple" xlink:href="http://narodstream.ru/stm-urok-156-ll-dma-mem2mem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56-ll-dma-mem2mem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57-hal-spi-interrupt/" text:style-name="Internet_20_link" text:visited-style-name="Visited_20_Internet_20_Link"><text:span text:style-name="T2">Урок 157. HAL. SPI. Interrupt</text:span></text:a> </text:p>
        </text:list-item>
        <text:list-item>
          <text:p text:style-name="P6"><text:a xlink:type="simple" xlink:href="http://narodstream.ru/stm-urok-158-ll-spi-interrupt/" text:style-name="Internet_20_link" text:visited-style-name="Visited_20_Internet_20_Link"><text:span text:style-name="T2">Урок 158. LL. SPI. Interrupt</text:span></text:a> </text:p>
        </text:list-item>
        <text:list-item>
          <text:p text:style-name="P6"><text:a xlink:type="simple" xlink:href="http://narodstream.ru/stm-urok-159-hal-spi-dma/" text:style-name="Internet_20_link" text:visited-style-name="Visited_20_Internet_20_Link"><text:span text:style-name="T2">Урок 159. HAL. SPI. DMA</text:span></text:a> </text:p>
        </text:list-item>
        <text:list-item>
          <text:p text:style-name="P6"><text:a xlink:type="simple" xlink:href="http://narodstream.ru/stm-urok-160-ll-spi-dma/" text:style-name="Internet_20_link" text:visited-style-name="Visited_20_Internet_20_Link"><text:span text:style-name="T2">Урок 160. LL. SPI. DMA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61. LL. USART. Передача данных</text:span></text:a></text:p>
          <text:list>
            <text:list-item>
              <text:p text:style-name="P4"><text:bookmark text:name="subnav751"/><text:a xlink:type="simple" xlink:href="http://narodstream.ru/stm-urok-161-ll-usart-peredacha-dannyx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61-ll-usart-peredacha-dannyx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62-ll-usart-priyom-dannyx/" text:style-name="Internet_20_link" text:visited-style-name="Visited_20_Internet_20_Link"><text:span text:style-name="T2">Урок 162. LL. USART. Приём данных</text:span></text:a> </text:p>
        </text:list-item>
        <text:list-item>
          <text:p text:style-name="P6"><text:a xlink:type="simple" xlink:href="http://narodstream.ru/stm-urok-163-ll-usart-interrupt/" text:style-name="Internet_20_link" text:visited-style-name="Visited_20_Internet_20_Link"><text:span text:style-name="T2">Урок 163. LL. USART. Interrupt</text:span></text:a> </text:p>
        </text:list-item>
        <text:list-item>
          <text:p text:style-name="P6"><text:a xlink:type="simple" xlink:href="http://narodstream.ru/stm-urok-164-ll-usart-dma/" text:style-name="Internet_20_link" text:visited-style-name="Visited_20_Internet_20_Link"><text:span text:style-name="T2">Урок 164. LL. USART. DMA</text:span></text:a> </text:p>
        </text:list-item>
        <text:list-item>
          <text:p text:style-name="P6"><text:a xlink:type="simple" xlink:href="http://narodstream.ru/stm-urok-165-biblioteka-cmsis-stm32f1-begushhie-ogni/" text:style-name="Internet_20_link" text:visited-style-name="Visited_20_Internet_20_Link"><text:span text:style-name="T2">Урок 165. CMSIS. STM32F1. Бегущие огни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66. CMSIS. STM32F1. RCC</text:span></text:a></text:p>
          <text:list>
            <text:list-item>
              <text:p text:style-name="P4"><text:bookmark text:name="subnav761"/><text:a xlink:type="simple" xlink:href="http://narodstream.ru/stm-urok-166-cmsis-stm32f1-rcc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66-cmsis-stm32f1-rcc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67-cmsis-stm32f1-systick-preryvaniya/" text:style-name="Internet_20_link" text:visited-style-name="Visited_20_Internet_20_Link"><text:span text:style-name="T2">Урок 167. CMSIS. STM32F1. SysTick. Прерывания</text:span></text:a> </text:p>
        </text:list-item>
        <text:list-item>
          <text:p text:style-name="P6"><text:a xlink:type="simple" xlink:href="http://narodstream.ru/stm-urok-168-cmsis-stm32f1-tajmery/" text:style-name="Internet_20_link" text:visited-style-name="Visited_20_Internet_20_Link"><text:span text:style-name="T2">Урок 168. CMSIS. STM32F1. Таймеры</text:span></text:a> </text:p>
        </text:list-item>
        <text:list-item>
          <text:p text:style-name="P6"><text:a xlink:type="simple" xlink:href="http://narodstream.ru/stm-urok-169-cmsis-stm32f1-gpio-input/" text:style-name="Internet_20_link" text:visited-style-name="Visited_20_Internet_20_Link"><text:span text:style-name="T2">Урок 169. CMSIS. STM32F1. GPIO. Input</text:span></text:a> </text:p>
        </text:list-item>
        <text:list-item>
          <text:p text:style-name="P6"><text:a xlink:type="simple" xlink:href="http://narodstream.ru/stm-urok-170-cmsis-stm32f1-dinamicheskaya-indikaciya/" text:style-name="Internet_20_link" text:visited-style-name="Visited_20_Internet_20_Link"><text:span text:style-name="T2">Урок 170. CMSIS. STM32F1. Динамическая индикация</text:span></text:a> </text:p>
        </text:list-item>
        <text:list-item>
          <text:p text:style-name="P6"><text:a xlink:type="simple" xlink:href="http://narodstream.ru/stm-urok-171-cmsis-stm32f1-pwm-shim-migaem-svetodiodami-plavno/" text:style-name="Internet_20_link" text:visited-style-name="Visited_20_Internet_20_Link"><text:span text:style-name="T2">Урок 171. CMSIS. STM32F1. PWM (ШИМ). Мигаем светодиодами плавно</text:span></text:a> </text:p>
        </text:list-item>
        <text:list-item>
          <text:p text:style-name="P6"><text:a xlink:type="simple" xlink:href="http://narodstream.ru/urok-172-cmsis-stm32f1-i2c-podklyuchaem-vneshnij-eeprom/" text:style-name="Internet_20_link" text:visited-style-name="Visited_20_Internet_20_Link"><text:span text:style-name="T2">Урок 172. CMSIS. STM32F1. I2C. Подключаем внешний EEPROM </text:span></text:a></text:p>
        </text:list-item>
        <text:list-item>
          <text:p text:style-name="P6"><text:a xlink:type="simple" xlink:href="http://narodstream.ru/urok-173-cmsis-stm32f1-i2c-perexodnik-dlya-lcd-16x2/" text:style-name="Internet_20_link" text:visited-style-name="Visited_20_Internet_20_Link"><text:span text:style-name="T2">Урок 173. CMSIS. STM32F1. I2C. Переходник для LCD 16×2</text:span></text:a> </text:p>
        </text:list-item>
        <text:list-item>
          <text:p text:style-name="P6"><text:a xlink:type="simple" xlink:href="http://narodstream.ru/urok-174-cmsis-stm32f1-spi-drajver-indikatora-max7219/" text:style-name="Internet_20_link" text:visited-style-name="Visited_20_Internet_20_Link"><text:span text:style-name="T2">Урок 174. CMSIS. STM32F1. SPI. Драйвер индикатора MAX7219</text:span></text:a> </text:p>
        </text:list-item>
        <text:list-item>
          <text:p text:style-name="P6"><text:a xlink:type="simple" xlink:href="http://narodstream.ru/urok-175-cmsis-stm32f1-spi-soedinyaem-dva-kontrollera/" text:style-name="Internet_20_link" text:visited-style-name="Visited_20_Internet_20_Link"><text:span text:style-name="T2">Урок 175. CMSIS. STM32F1. SPI. Соединяем два контроллера</text:span></text:a> </text:p>
        </text:list-item>
        <text:list-item>
          <text:p text:style-name="P6"><text:a xlink:type="simple" xlink:href="http://narodstream.ru/urok-176-cmsis-stm32f1-dma-mem2mem/" text:style-name="Internet_20_link" text:visited-style-name="Visited_20_Internet_20_Link"><text:span text:style-name="T2">Урок 176. CMSIS. STM32F1. DMA. MEM2MEM</text:span></text:a> </text:p>
        </text:list-item>
        <text:list-item>
          <text:p text:style-name="P6"><text:a xlink:type="simple" xlink:href="http://narodstream.ru/urok-177-cmsis-stm32f1-spi-interrupt/" text:style-name="Internet_20_link" text:visited-style-name="Visited_20_Internet_20_Link"><text:span text:style-name="T2">Урок 177. CMSIS. STM32F1. SPI. Interrupt</text:span></text:a> </text:p>
        </text:list-item>
        <text:list-item>
          <text:p text:style-name="P6"><text:a xlink:type="simple" xlink:href="http://narodstream.ru/urok-178-cmsis-stm32f1-spi-dma/" text:style-name="Internet_20_link" text:visited-style-name="Visited_20_Internet_20_Link"><text:span text:style-name="T2">Урок 178. CMSIS. STM32F1. SPI. DMA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79. Дисплей TFT 240×320. SPI</text:span></text:a></text:p>
          <text:list>
            <text:list-item>
              <text:p text:style-name="P4"><text:bookmark text:name="subnav771"/><text:a xlink:type="simple" xlink:href="http://narodstream.ru/stm-urok-179-displej-tft-240x320-spi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79-displej-tft-240x320-spi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80-displej-tft-240x320-spi-dma/" text:style-name="Internet_20_link" text:visited-style-name="Visited_20_Internet_20_Link"><text:span text:style-name="T2">Урок 180. Дисплей TFT 240×320. SPI. DMA</text:span></text:a> </text:p>
        </text:list-item>
        <text:list-item>
          <text:p text:style-name="P6"><text:a xlink:type="simple" xlink:href="http://narodstream.ru/stm-urok-181-cmsis-stm32f1-usart-peredacha-dannyx/" text:style-name="Internet_20_link" text:visited-style-name="Visited_20_Internet_20_Link"><text:span text:style-name="T2">Урок 181. USART. Передача данных</text:span></text:a> </text:p>
        </text:list-item>
        <text:list-item>
          <text:p text:style-name="P6"><text:a xlink:type="simple" xlink:href="http://narodstream.ru/stm-urok-182-cmsis-stm32f1-usart-priyom-dannyx/" text:style-name="Internet_20_link" text:visited-style-name="Visited_20_Internet_20_Link"><text:span text:style-name="T2">Урок 182. USART. Приём данных</text:span></text:a> </text:p>
        </text:list-item>
        <text:list-item>
          <text:p text:style-name="P6"><text:a xlink:type="simple" xlink:href="http://narodstream.ru/stm-urok-183-cmsis-stm32f1-usart-interrupt/" text:style-name="Internet_20_link" text:visited-style-name="Visited_20_Internet_20_Link"><text:span text:style-name="T2">Урок 183. CMSIS. STM32F1. USART. Interrupt</text:span></text:a> </text:p>
        </text:list-item>
        <text:list-item>
          <text:p text:style-name="P6"><text:a xlink:type="simple" xlink:href="http://narodstream.ru/stm-urok-184-cmsis-stm32f1-usart-dma/" text:style-name="Internet_20_link" text:visited-style-name="Visited_20_Internet_20_Link"><text:span text:style-name="T2">Урок 184. CMSIS. STM32F1. USART. DMA</text:span></text:a> </text:p>
        </text:list-item>
        <text:list-item>
          <text:p text:style-name="P6"><text:a xlink:type="simple" xlink:href="http://narodstream.ru/programmirovanie-mk-stm32/#!" text:style-name="Internet_20_link" text:visited-style-name="Visited_20_Internet_20_Link"><text:span text:style-name="T2">Урок 185. STM32F1. LL. ADC. Regular Once</text:span></text:a></text:p>
          <text:list>
            <text:list-item>
              <text:p text:style-name="P4"><text:bookmark text:name="subnav781"/><text:a xlink:type="simple" xlink:href="http://narodstream.ru/stm-urok-185-ll-stm32f1-adc-regular-once-chast-1/" text:style-name="Internet_20_link" text:visited-style-name="Visited_20_Internet_20_Link"><text:span text:style-name="T6">Часть 1</text:span></text:a><text:span text:style-name="T5"> </text:span></text:p>
            </text:list-item>
            <text:list-item>
              <text:p text:style-name="P7"><text:a xlink:type="simple" xlink:href="http://narodstream.ru/stm-urok-185-ll-stm32f1-adc-regular-once-chast-2/" text:style-name="Internet_20_link" text:visited-style-name="Visited_20_Internet_20_Link"><text:span text:style-name="T6">Часть 2</text:span></text:a><text:span text:style-name="T5"> </text:span></text:p>
            </text:list-item>
          </text:list>
        </text:list-item>
        <text:list-item>
          <text:p text:style-name="P6"><text:a xlink:type="simple" xlink:href="http://narodstream.ru/stm-urok-186-ll-stm32f1-adc-regular-once-interrupt/" text:style-name="Internet_20_link" text:visited-style-name="Visited_20_Internet_20_Link"><text:span text:style-name="T2">Урок 186. LL. STM32F1. ADC. Regular Once. Interrupt</text:span></text:a> </text:p>
        </text:list-item>
        <text:list-item>
          <text:p text:style-name="P6"><text:a xlink:type="simple" xlink:href="http://narodstream.ru/stm-urok-187-ll-stm32f1-adc-regular-continuous-interrupt/" text:style-name="Internet_20_link" text:visited-style-name="Visited_20_Internet_20_Link"><text:span text:style-name="T2">Урок 187. LL. STM32F1. ADC. Regular Continuous. Interrupt</text:span></text:a> </text:p>
        </text:list-item>
        <text:list-item>
          <text:p text:style-name="P6"><text:a xlink:type="simple" xlink:href="http://narodstream.ru/stm-urok-188-ll-stm32f1-adc-regular-once-zapusk-po-tajmeru/" text:style-name="Internet_20_link" text:visited-style-name="Visited_20_Internet_20_Link"><text:span text:style-name="T2">Урок 188. LL. STM32F1. ADC. Regular Once. Запуск по таймеру</text:span></text:a> </text:p>
        </text:list-item>
        <text:list-item>
          <text:p text:style-name="P6"><text:a xlink:type="simple" xlink:href="http://narodstream.ru/stm-urok-189-ll-stm32f1-adc-regular-once-dma/" text:style-name="Internet_20_link" text:visited-style-name="Visited_20_Internet_20_Link"><text:span text:style-name="T2">Урок 189. LL. STM32F1. ADC. Regular Once. DMA</text:span></text:a> </text:p>
        </text:list-item>
        <text:list-item>
          <text:p text:style-name="P6"><text:a xlink:type="simple" xlink:href="http://narodstream.ru/stm-urok-190-ll-stm32f1-adc-regular-continuous-dma/" text:style-name="Internet_20_link" text:visited-style-name="Visited_20_Internet_20_Link"><text:span text:style-name="T2">Урок 190. LL. STM32F1. ADC. Regular Continuous. DMA</text:span></text:a> </text:p>
        </text:list-item>
        <text:list-item>
          <text:p text:style-name="P6"><text:a xlink:type="simple" xlink:href="http://narodstream.ru/stm-urok-191-ll-stm32f1-adc-regular-once-dma-zapusk-po-tajmeru/" text:style-name="Internet_20_link" text:visited-style-name="Visited_20_Internet_20_Link"><text:span text:style-name="T2">Урок 191. LL. STM32F1. ADC. Regular Once. DMA. Запуск по таймеру</text:span></text:a> </text:p>
        </text:list-item>
        <text:list-item>
          <text:p text:style-name="P6"><text:a xlink:type="simple" xlink:href="http://narodstream.ru/stm-urok-192-ll-stm32f1-adc-injected-once/" text:style-name="Internet_20_link" text:visited-style-name="Visited_20_Internet_20_Link"><text:span text:style-name="T2">Урок 192. LL. STM32F1. ADC. Injected Once</text:span></text:a> </text:p>
        </text:list-item>
        <text:list-item>
          <text:p text:style-name="P6"><text:a xlink:type="simple" xlink:href="http://narodstream.ru/stm-urok-193-ll-stm32f1-adc-injected-once-interrupt/" text:style-name="Internet_20_link" text:visited-style-name="Visited_20_Internet_20_Link"><text:span text:style-name="T2">Урок 193. LL. STM32F1. ADC. Injected Once. Interrupt</text:span></text:a> </text:p>
        </text:list-item>
        <text:list-item>
          <text:p text:style-name="P6"><text:a xlink:type="simple" xlink:href="http://narodstream.ru/stm-urok-194-ll-stm32f1-adc-injected-continuous-interrupt/" text:style-name="Internet_20_link" text:visited-style-name="Visited_20_Internet_20_Link"><text:span text:style-name="T2">Урок 194. LL. STM32F1. ADC. Injected Continuous. Interrupt</text:span></text:a> </text:p>
        </text:list-item>
      </text:list>
      <text:p text:style-name="P2"/>
      <text:p text:style-name="P12"/>
      <text:p text:style-name="P12"/>
      <text:p text:style-name="P12"/>
      <text:p text:style-name="P12"><text:soft-page-break/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7S</meta:editing-duration>
    <meta:editing-cycles>3</meta:editing-cycles>
    <meta:generator>LibreOffice/6.1.2.1$Windows_X86_64 LibreOffice_project/65905a128db06ba48db947242809d14d3f9a93fe</meta:generator>
    <dc:date>2020-03-29T09:05:21.462000000</dc:date>
    <meta:document-statistic meta:table-count="0" meta:image-count="0" meta:object-count="0" meta:page-count="17" meta:paragraph-count="797" meta:word-count="3943" meta:character-count="18919" meta:non-whitespace-character-count="15928"/>
    <meta:user-defined meta:name="Info 1"/>
    <meta:user-defined meta:name="Info 2"/>
    <meta:user-defined meta:name="Info 3"/>
    <meta:user-defined meta:name="Info 4"/>
  </office:meta>
</office:document-meta>
</file>